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.981cm" svg:y="30.732cm">
            <draw:object draw:notify-on-update-of-ranges="Hoja1.H2:Hoja1.H67 Hoja1.I1:Hoja1.I1 Hoja1.I2:Hoja1.I67 Hoja1.J1:Hoja1.J1 Hoja1.J2:Hoja1.J67 Hoja1.K1:Hoja1.K1 Hoja1.K2:Hoja1.K67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ce1"/>
        <table:table-column table:style-name="co3" table:default-cell-style-name="Default"/>
        <table:table-column table:style-name="co3" table:number-columns-repeated="3" table:default-cell-style-name="ce1"/>
        <table:table-row table:style-name="ro1">
          <table:table-cell office:value-type="string">
            <text:p>millis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style-name="Default" office:value-type="string">
            <text:p>Xg</text:p>
          </table:table-cell>
          <table:table-cell table:style-name="Default" office:value-type="string">
            <text:p>Yg</text:p>
          </table:table-cell>
          <table:table-cell table:style-name="Default" office:value-type="string">
            <text:p>Zg</text:p>
          </table:table-cell>
          <table:table-cell office:value-type="string">
            <text:p>t(s)</text:p>
          </table:table-cell>
          <table:table-cell table:style-name="Default" office:value-type="string">
            <text:p>Xms2</text:p>
          </table:table-cell>
          <table:table-cell table:style-name="Default" office:value-type="string">
            <text:p>Yms2</text:p>
          </table:table-cell>
          <table:table-cell table:style-name="Default" office:value-type="string">
            <text:p>Zms2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float" office:value="336">
            <text:p>336</text:p>
          </table:table-cell>
          <table:table-cell office:value-type="float" office:value="341">
            <text:p>341</text:p>
          </table:table-cell>
          <table:table-cell office:value-type="float" office:value="418">
            <text:p>418</text:p>
          </table:table-cell>
          <table:table-cell table:formula="of:=[.B2]*3.223/360" office:value-type="float" office:value="3.00813333333333">
            <text:p>3,008</text:p>
          </table:table-cell>
          <table:table-cell table:formula="of:=[.C2]*3.223/360" office:value-type="float" office:value="3.05289722222222">
            <text:p>3,053</text:p>
          </table:table-cell>
          <table:table-cell table:formula="of:=[.D2]*3.223/360" office:value-type="float" office:value="3.74226111111111">
            <text:p>3,742</text:p>
          </table:table-cell>
          <table:table-cell table:formula="of:=[.A2]/1000" office:value-type="float" office:value="14.061">
            <text:p>14,061</text:p>
          </table:table-cell>
          <table:table-cell table:formula="of:=[.E2]*9.8" office:value-type="float" office:value="29.4797066666667">
            <text:p>29,480</text:p>
          </table:table-cell>
          <table:table-cell table:formula="of:=[.F2]*9.8" office:value-type="float" office:value="29.9183927777778">
            <text:p>29,918</text:p>
          </table:table-cell>
          <table:table-cell table:formula="of:=[.G2]*9.8" office:value-type="float" office:value="36.6741588888889">
            <text:p>36,674</text:p>
          </table:table-cell>
        </table:table-row>
        <table:table-row table:style-name="ro1">
          <table:table-cell office:value-type="float" office:value="14312">
            <text:p>14312</text:p>
          </table:table-cell>
          <table:table-cell office:value-type="float" office:value="513">
            <text:p>513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3]*3.223/360" office:value-type="float" office:value="4.592775">
            <text:p>4,593</text:p>
          </table:table-cell>
          <table:table-cell table:formula="of:=[.C3]*3.223/360" office:value-type="float" office:value="4.58382222222222">
            <text:p>4,584</text:p>
          </table:table-cell>
          <table:table-cell table:formula="of:=[.D3]*3.223/360" office:value-type="float" office:value="5.41643055555556">
            <text:p>5,416</text:p>
          </table:table-cell>
          <table:table-cell table:formula="of:=[.A3]/1000" office:value-type="float" office:value="14.312">
            <text:p>14,312</text:p>
          </table:table-cell>
          <table:table-cell table:formula="of:=[.E3]*9.8" office:value-type="float" office:value="45.009195">
            <text:p>45,009</text:p>
          </table:table-cell>
          <table:table-cell table:formula="of:=[.F3]*9.8" office:value-type="float" office:value="44.9214577777778">
            <text:p>44,921</text:p>
          </table:table-cell>
          <table:table-cell table:formula="of:=[.G3]*9.8" office:value-type="float" office:value="53.0810194444444">
            <text:p>53,081</text:p>
          </table:table-cell>
        </table:table-row>
        <table:table-row table:style-name="ro1">
          <table:table-cell office:value-type="float" office:value="14564">
            <text:p>14564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4]*3.223/360" office:value-type="float" office:value="4.60172777777778">
            <text:p>4,602</text:p>
          </table:table-cell>
          <table:table-cell table:formula="of:=[.C4]*3.223/360" office:value-type="float" office:value="4.57486944444444">
            <text:p>4,575</text:p>
          </table:table-cell>
          <table:table-cell table:formula="of:=[.D4]*3.223/360" office:value-type="float" office:value="5.41643055555556">
            <text:p>5,416</text:p>
          </table:table-cell>
          <table:table-cell table:formula="of:=[.A4]/1000" office:value-type="float" office:value="14.564">
            <text:p>14,564</text:p>
          </table:table-cell>
          <table:table-cell table:formula="of:=[.E4]*9.8" office:value-type="float" office:value="45.0969322222222">
            <text:p>45,097</text:p>
          </table:table-cell>
          <table:table-cell table:formula="of:=[.F4]*9.8" office:value-type="float" office:value="44.8337205555556">
            <text:p>44,834</text:p>
          </table:table-cell>
          <table:table-cell table:formula="of:=[.G4]*9.8" office:value-type="float" office:value="53.0810194444444">
            <text:p>53,081</text:p>
          </table:table-cell>
        </table:table-row>
        <table:table-row table:style-name="ro1">
          <table:table-cell office:value-type="float" office:value="14815">
            <text:p>14815</text:p>
          </table:table-cell>
          <table:table-cell office:value-type="float" office:value="513">
            <text:p>513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5]*3.223/360" office:value-type="float" office:value="4.592775">
            <text:p>4,593</text:p>
          </table:table-cell>
          <table:table-cell table:formula="of:=[.C5]*3.223/360" office:value-type="float" office:value="4.58382222222222">
            <text:p>4,584</text:p>
          </table:table-cell>
          <table:table-cell table:formula="of:=[.D5]*3.223/360" office:value-type="float" office:value="5.41643055555556">
            <text:p>5,416</text:p>
          </table:table-cell>
          <table:table-cell table:formula="of:=[.A5]/1000" office:value-type="float" office:value="14.815">
            <text:p>14,815</text:p>
          </table:table-cell>
          <table:table-cell table:formula="of:=[.E5]*9.8" office:value-type="float" office:value="45.009195">
            <text:p>45,009</text:p>
          </table:table-cell>
          <table:table-cell table:formula="of:=[.F5]*9.8" office:value-type="float" office:value="44.9214577777778">
            <text:p>44,921</text:p>
          </table:table-cell>
          <table:table-cell table:formula="of:=[.G5]*9.8" office:value-type="float" office:value="53.0810194444444">
            <text:p>53,081</text:p>
          </table:table-cell>
        </table:table-row>
        <table:table-row table:style-name="ro1">
          <table:table-cell office:value-type="float" office:value="15066">
            <text:p>15066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6]*3.223/360" office:value-type="float" office:value="4.60172777777778">
            <text:p>4,602</text:p>
          </table:table-cell>
          <table:table-cell table:formula="of:=[.C6]*3.223/360" office:value-type="float" office:value="4.58382222222222">
            <text:p>4,584</text:p>
          </table:table-cell>
          <table:table-cell table:formula="of:=[.D6]*3.223/360" office:value-type="float" office:value="5.41643055555556">
            <text:p>5,416</text:p>
          </table:table-cell>
          <table:table-cell table:formula="of:=[.A6]/1000" office:value-type="float" office:value="15.066">
            <text:p>15,066</text:p>
          </table:table-cell>
          <table:table-cell table:formula="of:=[.E6]*9.8" office:value-type="float" office:value="45.0969322222222">
            <text:p>45,097</text:p>
          </table:table-cell>
          <table:table-cell table:formula="of:=[.F6]*9.8" office:value-type="float" office:value="44.9214577777778">
            <text:p>44,921</text:p>
          </table:table-cell>
          <table:table-cell table:formula="of:=[.G6]*9.8" office:value-type="float" office:value="53.0810194444444">
            <text:p>53,081</text:p>
          </table:table-cell>
        </table:table-row>
        <table:table-row table:style-name="ro1">
          <table:table-cell office:value-type="float" office:value="15318">
            <text:p>15318</text:p>
          </table:table-cell>
          <table:table-cell office:value-type="float" office:value="513">
            <text:p>513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7]*3.223/360" office:value-type="float" office:value="4.592775">
            <text:p>4,593</text:p>
          </table:table-cell>
          <table:table-cell table:formula="of:=[.C7]*3.223/360" office:value-type="float" office:value="4.58382222222222">
            <text:p>4,584</text:p>
          </table:table-cell>
          <table:table-cell table:formula="of:=[.D7]*3.223/360" office:value-type="float" office:value="5.41643055555556">
            <text:p>5,416</text:p>
          </table:table-cell>
          <table:table-cell table:formula="of:=[.A7]/1000" office:value-type="float" office:value="15.318">
            <text:p>15,318</text:p>
          </table:table-cell>
          <table:table-cell table:formula="of:=[.E7]*9.8" office:value-type="float" office:value="45.009195">
            <text:p>45,009</text:p>
          </table:table-cell>
          <table:table-cell table:formula="of:=[.F7]*9.8" office:value-type="float" office:value="44.9214577777778">
            <text:p>44,921</text:p>
          </table:table-cell>
          <table:table-cell table:formula="of:=[.G7]*9.8" office:value-type="float" office:value="53.0810194444444">
            <text:p>53,081</text:p>
          </table:table-cell>
        </table:table-row>
        <table:table-row table:style-name="ro1">
          <table:table-cell office:value-type="float" office:value="15568">
            <text:p>15568</text:p>
          </table:table-cell>
          <table:table-cell office:value-type="float" office:value="515">
            <text:p>515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8]*3.223/360" office:value-type="float" office:value="4.61068055555556">
            <text:p>4,611</text:p>
          </table:table-cell>
          <table:table-cell table:formula="of:=[.C8]*3.223/360" office:value-type="float" office:value="4.58382222222222">
            <text:p>4,584</text:p>
          </table:table-cell>
          <table:table-cell table:formula="of:=[.D8]*3.223/360" office:value-type="float" office:value="5.41643055555556">
            <text:p>5,416</text:p>
          </table:table-cell>
          <table:table-cell table:formula="of:=[.A8]/1000" office:value-type="float" office:value="15.568">
            <text:p>15,568</text:p>
          </table:table-cell>
          <table:table-cell table:formula="of:=[.E8]*9.8" office:value-type="float" office:value="45.1846694444445">
            <text:p>45,185</text:p>
          </table:table-cell>
          <table:table-cell table:formula="of:=[.F8]*9.8" office:value-type="float" office:value="44.9214577777778">
            <text:p>44,921</text:p>
          </table:table-cell>
          <table:table-cell table:formula="of:=[.G8]*9.8" office:value-type="float" office:value="53.0810194444444">
            <text:p>53,081</text:p>
          </table:table-cell>
        </table:table-row>
        <table:table-row table:style-name="ro1">
          <table:table-cell office:value-type="float" office:value="15819">
            <text:p>15819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9]*3.223/360" office:value-type="float" office:value="4.60172777777778">
            <text:p>4,602</text:p>
          </table:table-cell>
          <table:table-cell table:formula="of:=[.C9]*3.223/360" office:value-type="float" office:value="4.58382222222222">
            <text:p>4,584</text:p>
          </table:table-cell>
          <table:table-cell table:formula="of:=[.D9]*3.223/360" office:value-type="float" office:value="5.41643055555556">
            <text:p>5,416</text:p>
          </table:table-cell>
          <table:table-cell table:formula="of:=[.A9]/1000" office:value-type="float" office:value="15.819">
            <text:p>15,819</text:p>
          </table:table-cell>
          <table:table-cell table:formula="of:=[.E9]*9.8" office:value-type="float" office:value="45.0969322222222">
            <text:p>45,097</text:p>
          </table:table-cell>
          <table:table-cell table:formula="of:=[.F9]*9.8" office:value-type="float" office:value="44.9214577777778">
            <text:p>44,921</text:p>
          </table:table-cell>
          <table:table-cell table:formula="of:=[.G9]*9.8" office:value-type="float" office:value="53.0810194444444">
            <text:p>53,081</text:p>
          </table:table-cell>
        </table:table-row>
        <table:table-row table:style-name="ro1">
          <table:table-cell office:value-type="float" office:value="16071">
            <text:p>16071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10]*3.223/360" office:value-type="float" office:value="4.60172777777778">
            <text:p>4,602</text:p>
          </table:table-cell>
          <table:table-cell table:formula="of:=[.C10]*3.223/360" office:value-type="float" office:value="4.58382222222222">
            <text:p>4,584</text:p>
          </table:table-cell>
          <table:table-cell table:formula="of:=[.D10]*3.223/360" office:value-type="float" office:value="5.41643055555556">
            <text:p>5,416</text:p>
          </table:table-cell>
          <table:table-cell table:formula="of:=[.A10]/1000" office:value-type="float" office:value="16.071">
            <text:p>16,071</text:p>
          </table:table-cell>
          <table:table-cell table:formula="of:=[.E10]*9.8" office:value-type="float" office:value="45.0969322222222">
            <text:p>45,097</text:p>
          </table:table-cell>
          <table:table-cell table:formula="of:=[.F10]*9.8" office:value-type="float" office:value="44.9214577777778">
            <text:p>44,921</text:p>
          </table:table-cell>
          <table:table-cell table:formula="of:=[.G10]*9.8" office:value-type="float" office:value="53.0810194444444">
            <text:p>53,081</text:p>
          </table:table-cell>
        </table:table-row>
        <table:table-row table:style-name="ro1">
          <table:table-cell office:value-type="float" office:value="16322">
            <text:p>16322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11]*3.223/360" office:value-type="float" office:value="4.60172777777778">
            <text:p>4,602</text:p>
          </table:table-cell>
          <table:table-cell table:formula="of:=[.C11]*3.223/360" office:value-type="float" office:value="4.58382222222222">
            <text:p>4,584</text:p>
          </table:table-cell>
          <table:table-cell table:formula="of:=[.D11]*3.223/360" office:value-type="float" office:value="5.41643055555556">
            <text:p>5,416</text:p>
          </table:table-cell>
          <table:table-cell table:formula="of:=[.A11]/1000" office:value-type="float" office:value="16.322">
            <text:p>16,322</text:p>
          </table:table-cell>
          <table:table-cell table:formula="of:=[.E11]*9.8" office:value-type="float" office:value="45.0969322222222">
            <text:p>45,097</text:p>
          </table:table-cell>
          <table:table-cell table:formula="of:=[.F11]*9.8" office:value-type="float" office:value="44.9214577777778">
            <text:p>44,921</text:p>
          </table:table-cell>
          <table:table-cell table:formula="of:=[.G11]*9.8" office:value-type="float" office:value="53.0810194444444">
            <text:p>53,081</text:p>
          </table:table-cell>
        </table:table-row>
        <table:table-row table:style-name="ro1">
          <table:table-cell office:value-type="float" office:value="16573">
            <text:p>16573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12]*3.223/360" office:value-type="float" office:value="4.60172777777778">
            <text:p>4,602</text:p>
          </table:table-cell>
          <table:table-cell table:formula="of:=[.C12]*3.223/360" office:value-type="float" office:value="4.58382222222222">
            <text:p>4,584</text:p>
          </table:table-cell>
          <table:table-cell table:formula="of:=[.D12]*3.223/360" office:value-type="float" office:value="5.41643055555556">
            <text:p>5,416</text:p>
          </table:table-cell>
          <table:table-cell table:formula="of:=[.A12]/1000" office:value-type="float" office:value="16.573">
            <text:p>16,573</text:p>
          </table:table-cell>
          <table:table-cell table:formula="of:=[.E12]*9.8" office:value-type="float" office:value="45.0969322222222">
            <text:p>45,097</text:p>
          </table:table-cell>
          <table:table-cell table:formula="of:=[.F12]*9.8" office:value-type="float" office:value="44.9214577777778">
            <text:p>44,921</text:p>
          </table:table-cell>
          <table:table-cell table:formula="of:=[.G12]*9.8" office:value-type="float" office:value="53.0810194444444">
            <text:p>53,081</text:p>
          </table:table-cell>
        </table:table-row>
        <table:table-row table:style-name="ro1">
          <table:table-cell office:value-type="float" office:value="16825">
            <text:p>16825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13]*3.223/360" office:value-type="float" office:value="4.60172777777778">
            <text:p>4,602</text:p>
          </table:table-cell>
          <table:table-cell table:formula="of:=[.C13]*3.223/360" office:value-type="float" office:value="4.58382222222222">
            <text:p>4,584</text:p>
          </table:table-cell>
          <table:table-cell table:formula="of:=[.D13]*3.223/360" office:value-type="float" office:value="5.41643055555556">
            <text:p>5,416</text:p>
          </table:table-cell>
          <table:table-cell table:formula="of:=[.A13]/1000" office:value-type="float" office:value="16.825">
            <text:p>16,825</text:p>
          </table:table-cell>
          <table:table-cell table:formula="of:=[.E13]*9.8" office:value-type="float" office:value="45.0969322222222">
            <text:p>45,097</text:p>
          </table:table-cell>
          <table:table-cell table:formula="of:=[.F13]*9.8" office:value-type="float" office:value="44.9214577777778">
            <text:p>44,921</text:p>
          </table:table-cell>
          <table:table-cell table:formula="of:=[.G13]*9.8" office:value-type="float" office:value="53.0810194444444">
            <text:p>53,081</text:p>
          </table:table-cell>
        </table:table-row>
        <table:table-row table:style-name="ro1">
          <table:table-cell office:value-type="float" office:value="17076">
            <text:p>17076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14]*3.223/360" office:value-type="float" office:value="4.60172777777778">
            <text:p>4,602</text:p>
          </table:table-cell>
          <table:table-cell table:formula="of:=[.C14]*3.223/360" office:value-type="float" office:value="4.58382222222222">
            <text:p>4,584</text:p>
          </table:table-cell>
          <table:table-cell table:formula="of:=[.D14]*3.223/360" office:value-type="float" office:value="5.41643055555556">
            <text:p>5,416</text:p>
          </table:table-cell>
          <table:table-cell table:formula="of:=[.A14]/1000" office:value-type="float" office:value="17.076">
            <text:p>17,076</text:p>
          </table:table-cell>
          <table:table-cell table:formula="of:=[.E14]*9.8" office:value-type="float" office:value="45.0969322222222">
            <text:p>45,097</text:p>
          </table:table-cell>
          <table:table-cell table:formula="of:=[.F14]*9.8" office:value-type="float" office:value="44.9214577777778">
            <text:p>44,921</text:p>
          </table:table-cell>
          <table:table-cell table:formula="of:=[.G14]*9.8" office:value-type="float" office:value="53.0810194444444">
            <text:p>53,081</text:p>
          </table:table-cell>
        </table:table-row>
        <table:table-row table:style-name="ro1">
          <table:table-cell office:value-type="float" office:value="17327">
            <text:p>17327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15]*3.223/360" office:value-type="float" office:value="4.60172777777778">
            <text:p>4,602</text:p>
          </table:table-cell>
          <table:table-cell table:formula="of:=[.C15]*3.223/360" office:value-type="float" office:value="4.58382222222222">
            <text:p>4,584</text:p>
          </table:table-cell>
          <table:table-cell table:formula="of:=[.D15]*3.223/360" office:value-type="float" office:value="5.41643055555556">
            <text:p>5,416</text:p>
          </table:table-cell>
          <table:table-cell table:formula="of:=[.A15]/1000" office:value-type="float" office:value="17.327">
            <text:p>17,327</text:p>
          </table:table-cell>
          <table:table-cell table:formula="of:=[.E15]*9.8" office:value-type="float" office:value="45.0969322222222">
            <text:p>45,097</text:p>
          </table:table-cell>
          <table:table-cell table:formula="of:=[.F15]*9.8" office:value-type="float" office:value="44.9214577777778">
            <text:p>44,921</text:p>
          </table:table-cell>
          <table:table-cell table:formula="of:=[.G15]*9.8" office:value-type="float" office:value="53.0810194444444">
            <text:p>53,081</text:p>
          </table:table-cell>
        </table:table-row>
        <table:table-row table:style-name="ro1">
          <table:table-cell office:value-type="float" office:value="17579">
            <text:p>17579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16]*3.223/360" office:value-type="float" office:value="4.60172777777778">
            <text:p>4,602</text:p>
          </table:table-cell>
          <table:table-cell table:formula="of:=[.C16]*3.223/360" office:value-type="float" office:value="4.58382222222222">
            <text:p>4,584</text:p>
          </table:table-cell>
          <table:table-cell table:formula="of:=[.D16]*3.223/360" office:value-type="float" office:value="5.41643055555556">
            <text:p>5,416</text:p>
          </table:table-cell>
          <table:table-cell table:formula="of:=[.A16]/1000" office:value-type="float" office:value="17.579">
            <text:p>17,579</text:p>
          </table:table-cell>
          <table:table-cell table:formula="of:=[.E16]*9.8" office:value-type="float" office:value="45.0969322222222">
            <text:p>45,097</text:p>
          </table:table-cell>
          <table:table-cell table:formula="of:=[.F16]*9.8" office:value-type="float" office:value="44.9214577777778">
            <text:p>44,921</text:p>
          </table:table-cell>
          <table:table-cell table:formula="of:=[.G16]*9.8" office:value-type="float" office:value="53.0810194444444">
            <text:p>53,081</text:p>
          </table:table-cell>
        </table:table-row>
        <table:table-row table:style-name="ro1">
          <table:table-cell office:value-type="float" office:value="17829">
            <text:p>17829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4">
            <text:p>604</text:p>
          </table:table-cell>
          <table:table-cell table:formula="of:=[.B17]*3.223/360" office:value-type="float" office:value="4.60172777777778">
            <text:p>4,602</text:p>
          </table:table-cell>
          <table:table-cell table:formula="of:=[.C17]*3.223/360" office:value-type="float" office:value="4.58382222222222">
            <text:p>4,584</text:p>
          </table:table-cell>
          <table:table-cell table:formula="of:=[.D17]*3.223/360" office:value-type="float" office:value="5.40747777777778">
            <text:p>5,407</text:p>
          </table:table-cell>
          <table:table-cell table:formula="of:=[.A17]/1000" office:value-type="float" office:value="17.829">
            <text:p>17,829</text:p>
          </table:table-cell>
          <table:table-cell table:formula="of:=[.E17]*9.8" office:value-type="float" office:value="45.0969322222222">
            <text:p>45,097</text:p>
          </table:table-cell>
          <table:table-cell table:formula="of:=[.F17]*9.8" office:value-type="float" office:value="44.9214577777778">
            <text:p>44,921</text:p>
          </table:table-cell>
          <table:table-cell table:formula="of:=[.G17]*9.8" office:value-type="float" office:value="52.9932822222222">
            <text:p>52,993</text:p>
          </table:table-cell>
        </table:table-row>
        <table:table-row table:style-name="ro1">
          <table:table-cell office:value-type="float" office:value="18080">
            <text:p>18080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18]*3.223/360" office:value-type="float" office:value="4.60172777777778">
            <text:p>4,602</text:p>
          </table:table-cell>
          <table:table-cell table:formula="of:=[.C18]*3.223/360" office:value-type="float" office:value="4.58382222222222">
            <text:p>4,584</text:p>
          </table:table-cell>
          <table:table-cell table:formula="of:=[.D18]*3.223/360" office:value-type="float" office:value="5.41643055555556">
            <text:p>5,416</text:p>
          </table:table-cell>
          <table:table-cell table:formula="of:=[.A18]/1000" office:value-type="float" office:value="18.08">
            <text:p>18,08</text:p>
          </table:table-cell>
          <table:table-cell table:formula="of:=[.E18]*9.8" office:value-type="float" office:value="45.0969322222222">
            <text:p>45,097</text:p>
          </table:table-cell>
          <table:table-cell table:formula="of:=[.F18]*9.8" office:value-type="float" office:value="44.9214577777778">
            <text:p>44,921</text:p>
          </table:table-cell>
          <table:table-cell table:formula="of:=[.G18]*9.8" office:value-type="float" office:value="53.0810194444444">
            <text:p>53,081</text:p>
          </table:table-cell>
        </table:table-row>
        <table:table-row table:style-name="ro1">
          <table:table-cell office:value-type="float" office:value="18332">
            <text:p>18332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5">
            <text:p>605</text:p>
          </table:table-cell>
          <table:table-cell table:formula="of:=[.B19]*3.223/360" office:value-type="float" office:value="4.60172777777778">
            <text:p>4,602</text:p>
          </table:table-cell>
          <table:table-cell table:formula="of:=[.C19]*3.223/360" office:value-type="float" office:value="4.58382222222222">
            <text:p>4,584</text:p>
          </table:table-cell>
          <table:table-cell table:formula="of:=[.D19]*3.223/360" office:value-type="float" office:value="5.41643055555556">
            <text:p>5,416</text:p>
          </table:table-cell>
          <table:table-cell table:formula="of:=[.A19]/1000" office:value-type="float" office:value="18.332">
            <text:p>18,332</text:p>
          </table:table-cell>
          <table:table-cell table:formula="of:=[.E19]*9.8" office:value-type="float" office:value="45.0969322222222">
            <text:p>45,097</text:p>
          </table:table-cell>
          <table:table-cell table:formula="of:=[.F19]*9.8" office:value-type="float" office:value="44.9214577777778">
            <text:p>44,921</text:p>
          </table:table-cell>
          <table:table-cell table:formula="of:=[.G19]*9.8" office:value-type="float" office:value="53.0810194444444">
            <text:p>53,081</text:p>
          </table:table-cell>
        </table:table-row>
        <table:table-row table:style-name="ro1">
          <table:table-cell office:value-type="float" office:value="18583">
            <text:p>18583</text:p>
          </table:table-cell>
          <table:table-cell office:value-type="float" office:value="514">
            <text:p>514</text:p>
          </table:table-cell>
          <table:table-cell office:value-type="float" office:value="512">
            <text:p>512</text:p>
          </table:table-cell>
          <table:table-cell office:value-type="float" office:value="604">
            <text:p>604</text:p>
          </table:table-cell>
          <table:table-cell table:formula="of:=[.B20]*3.223/360" office:value-type="float" office:value="4.60172777777778">
            <text:p>4,602</text:p>
          </table:table-cell>
          <table:table-cell table:formula="of:=[.C20]*3.223/360" office:value-type="float" office:value="4.58382222222222">
            <text:p>4,584</text:p>
          </table:table-cell>
          <table:table-cell table:formula="of:=[.D20]*3.223/360" office:value-type="float" office:value="5.40747777777778">
            <text:p>5,407</text:p>
          </table:table-cell>
          <table:table-cell table:formula="of:=[.A20]/1000" office:value-type="float" office:value="18.583">
            <text:p>18,583</text:p>
          </table:table-cell>
          <table:table-cell table:formula="of:=[.E20]*9.8" office:value-type="float" office:value="45.0969322222222">
            <text:p>45,097</text:p>
          </table:table-cell>
          <table:table-cell table:formula="of:=[.F20]*9.8" office:value-type="float" office:value="44.9214577777778">
            <text:p>44,921</text:p>
          </table:table-cell>
          <table:table-cell table:formula="of:=[.G20]*9.8" office:value-type="float" office:value="52.9932822222222">
            <text:p>52,993</text:p>
          </table:table-cell>
        </table:table-row>
        <table:table-row table:style-name="ro1">
          <table:table-cell office:value-type="float" office:value="18834">
            <text:p>18834</text:p>
          </table:table-cell>
          <table:table-cell office:value-type="float" office:value="513">
            <text:p>513</text:p>
          </table:table-cell>
          <table:table-cell office:value-type="float" office:value="511">
            <text:p>511</text:p>
          </table:table-cell>
          <table:table-cell office:value-type="float" office:value="605">
            <text:p>605</text:p>
          </table:table-cell>
          <table:table-cell table:formula="of:=[.B21]*3.223/360" office:value-type="float" office:value="4.592775">
            <text:p>4,593</text:p>
          </table:table-cell>
          <table:table-cell table:formula="of:=[.C21]*3.223/360" office:value-type="float" office:value="4.57486944444444">
            <text:p>4,575</text:p>
          </table:table-cell>
          <table:table-cell table:formula="of:=[.D21]*3.223/360" office:value-type="float" office:value="5.41643055555556">
            <text:p>5,416</text:p>
          </table:table-cell>
          <table:table-cell table:formula="of:=[.A21]/1000" office:value-type="float" office:value="18.834">
            <text:p>18,834</text:p>
          </table:table-cell>
          <table:table-cell table:formula="of:=[.E21]*9.8" office:value-type="float" office:value="45.009195">
            <text:p>45,009</text:p>
          </table:table-cell>
          <table:table-cell table:formula="of:=[.F21]*9.8" office:value-type="float" office:value="44.8337205555556">
            <text:p>44,834</text:p>
          </table:table-cell>
          <table:table-cell table:formula="of:=[.G21]*9.8" office:value-type="float" office:value="53.0810194444444">
            <text:p>53,081</text:p>
          </table:table-cell>
        </table:table-row>
        <table:table-row table:style-name="ro1">
          <table:table-cell office:value-type="float" office:value="19086">
            <text:p>19086</text:p>
          </table:table-cell>
          <table:table-cell office:value-type="float" office:value="515">
            <text:p>515</text:p>
          </table:table-cell>
          <table:table-cell office:value-type="float" office:value="511">
            <text:p>511</text:p>
          </table:table-cell>
          <table:table-cell office:value-type="float" office:value="607">
            <text:p>607</text:p>
          </table:table-cell>
          <table:table-cell table:formula="of:=[.B22]*3.223/360" office:value-type="float" office:value="4.61068055555556">
            <text:p>4,611</text:p>
          </table:table-cell>
          <table:table-cell table:formula="of:=[.C22]*3.223/360" office:value-type="float" office:value="4.57486944444444">
            <text:p>4,575</text:p>
          </table:table-cell>
          <table:table-cell table:formula="of:=[.D22]*3.223/360" office:value-type="float" office:value="5.43433611111111">
            <text:p>5,434</text:p>
          </table:table-cell>
          <table:table-cell table:formula="of:=[.A22]/1000" office:value-type="float" office:value="19.086">
            <text:p>19,086</text:p>
          </table:table-cell>
          <table:table-cell table:formula="of:=[.E22]*9.8" office:value-type="float" office:value="45.1846694444445">
            <text:p>45,185</text:p>
          </table:table-cell>
          <table:table-cell table:formula="of:=[.F22]*9.8" office:value-type="float" office:value="44.8337205555556">
            <text:p>44,834</text:p>
          </table:table-cell>
          <table:table-cell table:formula="of:=[.G22]*9.8" office:value-type="float" office:value="53.2564938888889">
            <text:p>53,256</text:p>
          </table:table-cell>
        </table:table-row>
        <table:table-row table:style-name="ro1">
          <table:table-cell office:value-type="float" office:value="19337">
            <text:p>19337</text:p>
          </table:table-cell>
          <table:table-cell office:value-type="float" office:value="515">
            <text:p>515</text:p>
          </table:table-cell>
          <table:table-cell office:value-type="float" office:value="459">
            <text:p>459</text:p>
          </table:table-cell>
          <table:table-cell office:value-type="float" office:value="597">
            <text:p>597</text:p>
          </table:table-cell>
          <table:table-cell table:formula="of:=[.B23]*3.223/360" office:value-type="float" office:value="4.61068055555556">
            <text:p>4,611</text:p>
          </table:table-cell>
          <table:table-cell table:formula="of:=[.C23]*3.223/360" office:value-type="float" office:value="4.109325">
            <text:p>4,109</text:p>
          </table:table-cell>
          <table:table-cell table:formula="of:=[.D23]*3.223/360" office:value-type="float" office:value="5.34480833333333">
            <text:p>5,345</text:p>
          </table:table-cell>
          <table:table-cell table:formula="of:=[.A23]/1000" office:value-type="float" office:value="19.337">
            <text:p>19,337</text:p>
          </table:table-cell>
          <table:table-cell table:formula="of:=[.E23]*9.8" office:value-type="float" office:value="45.1846694444445">
            <text:p>45,185</text:p>
          </table:table-cell>
          <table:table-cell table:formula="of:=[.F23]*9.8" office:value-type="float" office:value="40.271385">
            <text:p>40,271</text:p>
          </table:table-cell>
          <table:table-cell table:formula="of:=[.G23]*9.8" office:value-type="float" office:value="52.3791216666667">
            <text:p>52,379</text:p>
          </table:table-cell>
        </table:table-row>
        <table:table-row table:style-name="ro1">
          <table:table-cell office:value-type="float" office:value="19588">
            <text:p>19588</text:p>
          </table:table-cell>
          <table:table-cell office:value-type="float" office:value="511">
            <text:p>511</text:p>
          </table:table-cell>
          <table:table-cell office:value-type="float" office:value="425">
            <text:p>425</text:p>
          </table:table-cell>
          <table:table-cell office:value-type="float" office:value="578">
            <text:p>578</text:p>
          </table:table-cell>
          <table:table-cell table:formula="of:=[.B24]*3.223/360" office:value-type="float" office:value="4.57486944444444">
            <text:p>4,575</text:p>
          </table:table-cell>
          <table:table-cell table:formula="of:=[.C24]*3.223/360" office:value-type="float" office:value="3.80493055555555">
            <text:p>3,805</text:p>
          </table:table-cell>
          <table:table-cell table:formula="of:=[.D24]*3.223/360" office:value-type="float" office:value="5.17470555555556">
            <text:p>5,175</text:p>
          </table:table-cell>
          <table:table-cell table:formula="of:=[.A24]/1000" office:value-type="float" office:value="19.588">
            <text:p>19,588</text:p>
          </table:table-cell>
          <table:table-cell table:formula="of:=[.E24]*9.8" office:value-type="float" office:value="44.8337205555556">
            <text:p>44,834</text:p>
          </table:table-cell>
          <table:table-cell table:formula="of:=[.F24]*9.8" office:value-type="float" office:value="37.2883194444444">
            <text:p>37,288</text:p>
          </table:table-cell>
          <table:table-cell table:formula="of:=[.G24]*9.8" office:value-type="float" office:value="50.7121144444445">
            <text:p>50,712</text:p>
          </table:table-cell>
        </table:table-row>
        <table:table-row table:style-name="ro1">
          <table:table-cell office:value-type="float" office:value="19840">
            <text:p>19840</text:p>
          </table:table-cell>
          <table:table-cell office:value-type="float" office:value="510">
            <text:p>510</text:p>
          </table:table-cell>
          <table:table-cell office:value-type="float" office:value="400">
            <text:p>400</text:p>
          </table:table-cell>
          <table:table-cell office:value-type="float" office:value="549">
            <text:p>549</text:p>
          </table:table-cell>
          <table:table-cell table:formula="of:=[.B25]*3.223/360" office:value-type="float" office:value="4.56591666666667">
            <text:p>4,566</text:p>
          </table:table-cell>
          <table:table-cell table:formula="of:=[.C25]*3.223/360" office:value-type="float" office:value="3.58111111111111">
            <text:p>3,581</text:p>
          </table:table-cell>
          <table:table-cell table:formula="of:=[.D25]*3.223/360" office:value-type="float" office:value="4.915075">
            <text:p>4,915</text:p>
          </table:table-cell>
          <table:table-cell table:formula="of:=[.A25]/1000" office:value-type="float" office:value="19.84">
            <text:p>19,84</text:p>
          </table:table-cell>
          <table:table-cell table:formula="of:=[.E25]*9.8" office:value-type="float" office:value="44.7459833333333">
            <text:p>44,746</text:p>
          </table:table-cell>
          <table:table-cell table:formula="of:=[.F25]*9.8" office:value-type="float" office:value="35.0948888888889">
            <text:p>35,095</text:p>
          </table:table-cell>
          <table:table-cell table:formula="of:=[.G25]*9.8" office:value-type="float" office:value="48.167735">
            <text:p>48,168</text:p>
          </table:table-cell>
        </table:table-row>
        <table:table-row table:style-name="ro1">
          <table:table-cell office:value-type="float" office:value="20090">
            <text:p>20090</text:p>
          </table:table-cell>
          <table:table-cell office:value-type="float" office:value="510">
            <text:p>510</text:p>
          </table:table-cell>
          <table:table-cell office:value-type="float" office:value="384">
            <text:p>384</text:p>
          </table:table-cell>
          <table:table-cell office:value-type="float" office:value="508">
            <text:p>508</text:p>
          </table:table-cell>
          <table:table-cell table:formula="of:=[.B26]*3.223/360" office:value-type="float" office:value="4.56591666666667">
            <text:p>4,566</text:p>
          </table:table-cell>
          <table:table-cell table:formula="of:=[.C26]*3.223/360" office:value-type="float" office:value="3.43786666666667">
            <text:p>3,438</text:p>
          </table:table-cell>
          <table:table-cell table:formula="of:=[.D26]*3.223/360" office:value-type="float" office:value="4.54801111111111">
            <text:p>4,548</text:p>
          </table:table-cell>
          <table:table-cell table:formula="of:=[.A26]/1000" office:value-type="float" office:value="20.09">
            <text:p>20,09</text:p>
          </table:table-cell>
          <table:table-cell table:formula="of:=[.E26]*9.8" office:value-type="float" office:value="44.7459833333333">
            <text:p>44,746</text:p>
          </table:table-cell>
          <table:table-cell table:formula="of:=[.F26]*9.8" office:value-type="float" office:value="33.6910933333333">
            <text:p>33,691</text:p>
          </table:table-cell>
          <table:table-cell table:formula="of:=[.G26]*9.8" office:value-type="float" office:value="44.5705088888889">
            <text:p>44,571</text:p>
          </table:table-cell>
        </table:table-row>
        <table:table-row table:style-name="ro1">
          <table:table-cell office:value-type="float" office:value="20341">
            <text:p>20341</text:p>
          </table:table-cell>
          <table:table-cell office:value-type="float" office:value="510">
            <text:p>510</text:p>
          </table:table-cell>
          <table:table-cell office:value-type="float" office:value="388">
            <text:p>388</text:p>
          </table:table-cell>
          <table:table-cell office:value-type="float" office:value="512">
            <text:p>512</text:p>
          </table:table-cell>
          <table:table-cell table:formula="of:=[.B27]*3.223/360" office:value-type="float" office:value="4.56591666666667">
            <text:p>4,566</text:p>
          </table:table-cell>
          <table:table-cell table:formula="of:=[.C27]*3.223/360" office:value-type="float" office:value="3.47367777777778">
            <text:p>3,474</text:p>
          </table:table-cell>
          <table:table-cell table:formula="of:=[.D27]*3.223/360" office:value-type="float" office:value="4.58382222222222">
            <text:p>4,584</text:p>
          </table:table-cell>
          <table:table-cell table:formula="of:=[.A27]/1000" office:value-type="float" office:value="20.341">
            <text:p>20,341</text:p>
          </table:table-cell>
          <table:table-cell table:formula="of:=[.E27]*9.8" office:value-type="float" office:value="44.7459833333333">
            <text:p>44,746</text:p>
          </table:table-cell>
          <table:table-cell table:formula="of:=[.F27]*9.8" office:value-type="float" office:value="34.0420422222222">
            <text:p>34,042</text:p>
          </table:table-cell>
          <table:table-cell table:formula="of:=[.G27]*9.8" office:value-type="float" office:value="44.9214577777778">
            <text:p>44,921</text:p>
          </table:table-cell>
        </table:table-row>
        <table:table-row table:style-name="ro1">
          <table:table-cell office:value-type="float" office:value="20592">
            <text:p>20592</text:p>
          </table:table-cell>
          <table:table-cell office:value-type="float" office:value="510">
            <text:p>510</text:p>
          </table:table-cell>
          <table:table-cell office:value-type="float" office:value="388">
            <text:p>388</text:p>
          </table:table-cell>
          <table:table-cell office:value-type="float" office:value="512">
            <text:p>512</text:p>
          </table:table-cell>
          <table:table-cell table:formula="of:=[.B28]*3.223/360" office:value-type="float" office:value="4.56591666666667">
            <text:p>4,566</text:p>
          </table:table-cell>
          <table:table-cell table:formula="of:=[.C28]*3.223/360" office:value-type="float" office:value="3.47367777777778">
            <text:p>3,474</text:p>
          </table:table-cell>
          <table:table-cell table:formula="of:=[.D28]*3.223/360" office:value-type="float" office:value="4.58382222222222">
            <text:p>4,584</text:p>
          </table:table-cell>
          <table:table-cell table:formula="of:=[.A28]/1000" office:value-type="float" office:value="20.592">
            <text:p>20,592</text:p>
          </table:table-cell>
          <table:table-cell table:formula="of:=[.E28]*9.8" office:value-type="float" office:value="44.7459833333333">
            <text:p>44,746</text:p>
          </table:table-cell>
          <table:table-cell table:formula="of:=[.F28]*9.8" office:value-type="float" office:value="34.0420422222222">
            <text:p>34,042</text:p>
          </table:table-cell>
          <table:table-cell table:formula="of:=[.G28]*9.8" office:value-type="float" office:value="44.9214577777778">
            <text:p>44,921</text:p>
          </table:table-cell>
        </table:table-row>
        <table:table-row table:style-name="ro1">
          <table:table-cell office:value-type="float" office:value="20844">
            <text:p>20844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11">
            <text:p>511</text:p>
          </table:table-cell>
          <table:table-cell table:formula="of:=[.B29]*3.223/360" office:value-type="float" office:value="4.57486944444444">
            <text:p>4,575</text:p>
          </table:table-cell>
          <table:table-cell table:formula="of:=[.C29]*3.223/360" office:value-type="float" office:value="3.47367777777778">
            <text:p>3,474</text:p>
          </table:table-cell>
          <table:table-cell table:formula="of:=[.D29]*3.223/360" office:value-type="float" office:value="4.57486944444444">
            <text:p>4,575</text:p>
          </table:table-cell>
          <table:table-cell table:formula="of:=[.A29]/1000" office:value-type="float" office:value="20.844">
            <text:p>20,844</text:p>
          </table:table-cell>
          <table:table-cell table:formula="of:=[.E29]*9.8" office:value-type="float" office:value="44.8337205555556">
            <text:p>44,834</text:p>
          </table:table-cell>
          <table:table-cell table:formula="of:=[.F29]*9.8" office:value-type="float" office:value="34.0420422222222">
            <text:p>34,042</text:p>
          </table:table-cell>
          <table:table-cell table:formula="of:=[.G29]*9.8" office:value-type="float" office:value="44.8337205555556">
            <text:p>44,834</text:p>
          </table:table-cell>
        </table:table-row>
        <table:table-row table:style-name="ro1">
          <table:table-cell office:value-type="float" office:value="21095">
            <text:p>21095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12">
            <text:p>512</text:p>
          </table:table-cell>
          <table:table-cell table:formula="of:=[.B30]*3.223/360" office:value-type="float" office:value="4.57486944444444">
            <text:p>4,575</text:p>
          </table:table-cell>
          <table:table-cell table:formula="of:=[.C30]*3.223/360" office:value-type="float" office:value="3.47367777777778">
            <text:p>3,474</text:p>
          </table:table-cell>
          <table:table-cell table:formula="of:=[.D30]*3.223/360" office:value-type="float" office:value="4.58382222222222">
            <text:p>4,584</text:p>
          </table:table-cell>
          <table:table-cell table:formula="of:=[.A30]/1000" office:value-type="float" office:value="21.095">
            <text:p>21,095</text:p>
          </table:table-cell>
          <table:table-cell table:formula="of:=[.E30]*9.8" office:value-type="float" office:value="44.8337205555556">
            <text:p>44,834</text:p>
          </table:table-cell>
          <table:table-cell table:formula="of:=[.F30]*9.8" office:value-type="float" office:value="34.0420422222222">
            <text:p>34,042</text:p>
          </table:table-cell>
          <table:table-cell table:formula="of:=[.G30]*9.8" office:value-type="float" office:value="44.9214577777778">
            <text:p>44,921</text:p>
          </table:table-cell>
        </table:table-row>
        <table:table-row table:style-name="ro1">
          <table:table-cell office:value-type="float" office:value="21346">
            <text:p>21346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12">
            <text:p>512</text:p>
          </table:table-cell>
          <table:table-cell table:formula="of:=[.B31]*3.223/360" office:value-type="float" office:value="4.57486944444444">
            <text:p>4,575</text:p>
          </table:table-cell>
          <table:table-cell table:formula="of:=[.C31]*3.223/360" office:value-type="float" office:value="3.47367777777778">
            <text:p>3,474</text:p>
          </table:table-cell>
          <table:table-cell table:formula="of:=[.D31]*3.223/360" office:value-type="float" office:value="4.58382222222222">
            <text:p>4,584</text:p>
          </table:table-cell>
          <table:table-cell table:formula="of:=[.A31]/1000" office:value-type="float" office:value="21.346">
            <text:p>21,346</text:p>
          </table:table-cell>
          <table:table-cell table:formula="of:=[.E31]*9.8" office:value-type="float" office:value="44.8337205555556">
            <text:p>44,834</text:p>
          </table:table-cell>
          <table:table-cell table:formula="of:=[.F31]*9.8" office:value-type="float" office:value="34.0420422222222">
            <text:p>34,042</text:p>
          </table:table-cell>
          <table:table-cell table:formula="of:=[.G31]*9.8" office:value-type="float" office:value="44.9214577777778">
            <text:p>44,921</text:p>
          </table:table-cell>
        </table:table-row>
        <table:table-row table:style-name="ro1">
          <table:table-cell office:value-type="float" office:value="21598">
            <text:p>21598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12">
            <text:p>512</text:p>
          </table:table-cell>
          <table:table-cell table:formula="of:=[.B32]*3.223/360" office:value-type="float" office:value="4.57486944444444">
            <text:p>4,575</text:p>
          </table:table-cell>
          <table:table-cell table:formula="of:=[.C32]*3.223/360" office:value-type="float" office:value="3.47367777777778">
            <text:p>3,474</text:p>
          </table:table-cell>
          <table:table-cell table:formula="of:=[.D32]*3.223/360" office:value-type="float" office:value="4.58382222222222">
            <text:p>4,584</text:p>
          </table:table-cell>
          <table:table-cell table:formula="of:=[.A32]/1000" office:value-type="float" office:value="21.598">
            <text:p>21,598</text:p>
          </table:table-cell>
          <table:table-cell table:formula="of:=[.E32]*9.8" office:value-type="float" office:value="44.8337205555556">
            <text:p>44,834</text:p>
          </table:table-cell>
          <table:table-cell table:formula="of:=[.F32]*9.8" office:value-type="float" office:value="34.0420422222222">
            <text:p>34,042</text:p>
          </table:table-cell>
          <table:table-cell table:formula="of:=[.G32]*9.8" office:value-type="float" office:value="44.9214577777778">
            <text:p>44,921</text:p>
          </table:table-cell>
        </table:table-row>
        <table:table-row table:style-name="ro1">
          <table:table-cell office:value-type="float" office:value="21849">
            <text:p>21849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12">
            <text:p>512</text:p>
          </table:table-cell>
          <table:table-cell table:formula="of:=[.B33]*3.223/360" office:value-type="float" office:value="4.57486944444444">
            <text:p>4,575</text:p>
          </table:table-cell>
          <table:table-cell table:formula="of:=[.C33]*3.223/360" office:value-type="float" office:value="3.47367777777778">
            <text:p>3,474</text:p>
          </table:table-cell>
          <table:table-cell table:formula="of:=[.D33]*3.223/360" office:value-type="float" office:value="4.58382222222222">
            <text:p>4,584</text:p>
          </table:table-cell>
          <table:table-cell table:formula="of:=[.A33]/1000" office:value-type="float" office:value="21.849">
            <text:p>21,849</text:p>
          </table:table-cell>
          <table:table-cell table:formula="of:=[.E33]*9.8" office:value-type="float" office:value="44.8337205555556">
            <text:p>44,834</text:p>
          </table:table-cell>
          <table:table-cell table:formula="of:=[.F33]*9.8" office:value-type="float" office:value="34.0420422222222">
            <text:p>34,042</text:p>
          </table:table-cell>
          <table:table-cell table:formula="of:=[.G33]*9.8" office:value-type="float" office:value="44.9214577777778">
            <text:p>44,921</text:p>
          </table:table-cell>
        </table:table-row>
        <table:table-row table:style-name="ro1">
          <table:table-cell office:value-type="float" office:value="22099">
            <text:p>22099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11">
            <text:p>511</text:p>
          </table:table-cell>
          <table:table-cell table:formula="of:=[.B34]*3.223/360" office:value-type="float" office:value="4.57486944444444">
            <text:p>4,575</text:p>
          </table:table-cell>
          <table:table-cell table:formula="of:=[.C34]*3.223/360" office:value-type="float" office:value="3.47367777777778">
            <text:p>3,474</text:p>
          </table:table-cell>
          <table:table-cell table:formula="of:=[.D34]*3.223/360" office:value-type="float" office:value="4.57486944444444">
            <text:p>4,575</text:p>
          </table:table-cell>
          <table:table-cell table:formula="of:=[.A34]/1000" office:value-type="float" office:value="22.099">
            <text:p>22,099</text:p>
          </table:table-cell>
          <table:table-cell table:formula="of:=[.E34]*9.8" office:value-type="float" office:value="44.8337205555556">
            <text:p>44,834</text:p>
          </table:table-cell>
          <table:table-cell table:formula="of:=[.F34]*9.8" office:value-type="float" office:value="34.0420422222222">
            <text:p>34,042</text:p>
          </table:table-cell>
          <table:table-cell table:formula="of:=[.G34]*9.8" office:value-type="float" office:value="44.8337205555556">
            <text:p>44,834</text:p>
          </table:table-cell>
        </table:table-row>
        <table:table-row table:style-name="ro1">
          <table:table-cell office:value-type="float" office:value="22351">
            <text:p>22351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12">
            <text:p>512</text:p>
          </table:table-cell>
          <table:table-cell table:formula="of:=[.B35]*3.223/360" office:value-type="float" office:value="4.57486944444444">
            <text:p>4,575</text:p>
          </table:table-cell>
          <table:table-cell table:formula="of:=[.C35]*3.223/360" office:value-type="float" office:value="3.47367777777778">
            <text:p>3,474</text:p>
          </table:table-cell>
          <table:table-cell table:formula="of:=[.D35]*3.223/360" office:value-type="float" office:value="4.58382222222222">
            <text:p>4,584</text:p>
          </table:table-cell>
          <table:table-cell table:formula="of:=[.A35]/1000" office:value-type="float" office:value="22.351">
            <text:p>22,351</text:p>
          </table:table-cell>
          <table:table-cell table:formula="of:=[.E35]*9.8" office:value-type="float" office:value="44.8337205555556">
            <text:p>44,834</text:p>
          </table:table-cell>
          <table:table-cell table:formula="of:=[.F35]*9.8" office:value-type="float" office:value="34.0420422222222">
            <text:p>34,042</text:p>
          </table:table-cell>
          <table:table-cell table:formula="of:=[.G35]*9.8" office:value-type="float" office:value="44.9214577777778">
            <text:p>44,921</text:p>
          </table:table-cell>
        </table:table-row>
        <table:table-row table:style-name="ro1">
          <table:table-cell office:value-type="float" office:value="22602">
            <text:p>22602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12">
            <text:p>512</text:p>
          </table:table-cell>
          <table:table-cell table:formula="of:=[.B36]*3.223/360" office:value-type="float" office:value="4.57486944444444">
            <text:p>4,575</text:p>
          </table:table-cell>
          <table:table-cell table:formula="of:=[.C36]*3.223/360" office:value-type="float" office:value="3.47367777777778">
            <text:p>3,474</text:p>
          </table:table-cell>
          <table:table-cell table:formula="of:=[.D36]*3.223/360" office:value-type="float" office:value="4.58382222222222">
            <text:p>4,584</text:p>
          </table:table-cell>
          <table:table-cell table:formula="of:=[.A36]/1000" office:value-type="float" office:value="22.602">
            <text:p>22,602</text:p>
          </table:table-cell>
          <table:table-cell table:formula="of:=[.E36]*9.8" office:value-type="float" office:value="44.8337205555556">
            <text:p>44,834</text:p>
          </table:table-cell>
          <table:table-cell table:formula="of:=[.F36]*9.8" office:value-type="float" office:value="34.0420422222222">
            <text:p>34,042</text:p>
          </table:table-cell>
          <table:table-cell table:formula="of:=[.G36]*9.8" office:value-type="float" office:value="44.9214577777778">
            <text:p>44,921</text:p>
          </table:table-cell>
        </table:table-row>
        <table:table-row table:style-name="ro1">
          <table:table-cell office:value-type="float" office:value="22853">
            <text:p>22853</text:p>
          </table:table-cell>
          <table:table-cell office:value-type="float" office:value="511">
            <text:p>511</text:p>
          </table:table-cell>
          <table:table-cell office:value-type="float" office:value="388">
            <text:p>388</text:p>
          </table:table-cell>
          <table:table-cell office:value-type="float" office:value="511">
            <text:p>511</text:p>
          </table:table-cell>
          <table:table-cell table:formula="of:=[.B37]*3.223/360" office:value-type="float" office:value="4.57486944444444">
            <text:p>4,575</text:p>
          </table:table-cell>
          <table:table-cell table:formula="of:=[.C37]*3.223/360" office:value-type="float" office:value="3.47367777777778">
            <text:p>3,474</text:p>
          </table:table-cell>
          <table:table-cell table:formula="of:=[.D37]*3.223/360" office:value-type="float" office:value="4.57486944444444">
            <text:p>4,575</text:p>
          </table:table-cell>
          <table:table-cell table:formula="of:=[.A37]/1000" office:value-type="float" office:value="22.853">
            <text:p>22,853</text:p>
          </table:table-cell>
          <table:table-cell table:formula="of:=[.E37]*9.8" office:value-type="float" office:value="44.8337205555556">
            <text:p>44,834</text:p>
          </table:table-cell>
          <table:table-cell table:formula="of:=[.F37]*9.8" office:value-type="float" office:value="34.0420422222222">
            <text:p>34,042</text:p>
          </table:table-cell>
          <table:table-cell table:formula="of:=[.G37]*9.8" office:value-type="float" office:value="44.8337205555556">
            <text:p>44,834</text:p>
          </table:table-cell>
        </table:table-row>
        <table:table-row table:style-name="ro1">
          <table:table-cell office:value-type="float" office:value="23105">
            <text:p>23105</text:p>
          </table:table-cell>
          <table:table-cell office:value-type="float" office:value="511">
            <text:p>511</text:p>
          </table:table-cell>
          <table:table-cell office:value-type="float" office:value="383">
            <text:p>383</text:p>
          </table:table-cell>
          <table:table-cell office:value-type="float" office:value="508">
            <text:p>508</text:p>
          </table:table-cell>
          <table:table-cell table:formula="of:=[.B38]*3.223/360" office:value-type="float" office:value="4.57486944444444">
            <text:p>4,575</text:p>
          </table:table-cell>
          <table:table-cell table:formula="of:=[.C38]*3.223/360" office:value-type="float" office:value="3.42891388888889">
            <text:p>3,429</text:p>
          </table:table-cell>
          <table:table-cell table:formula="of:=[.D38]*3.223/360" office:value-type="float" office:value="4.54801111111111">
            <text:p>4,548</text:p>
          </table:table-cell>
          <table:table-cell table:formula="of:=[.A38]/1000" office:value-type="float" office:value="23.105">
            <text:p>23,105</text:p>
          </table:table-cell>
          <table:table-cell table:formula="of:=[.E38]*9.8" office:value-type="float" office:value="44.8337205555556">
            <text:p>44,834</text:p>
          </table:table-cell>
          <table:table-cell table:formula="of:=[.F38]*9.8" office:value-type="float" office:value="33.6033561111111">
            <text:p>33,603</text:p>
          </table:table-cell>
          <table:table-cell table:formula="of:=[.G38]*9.8" office:value-type="float" office:value="44.5705088888889">
            <text:p>44,571</text:p>
          </table:table-cell>
        </table:table-row>
        <table:table-row table:style-name="ro1">
          <table:table-cell office:value-type="float" office:value="23356">
            <text:p>23356</text:p>
          </table:table-cell>
          <table:table-cell office:value-type="float" office:value="513">
            <text:p>513</text:p>
          </table:table-cell>
          <table:table-cell office:value-type="float" office:value="407">
            <text:p>407</text:p>
          </table:table-cell>
          <table:table-cell office:value-type="float" office:value="558">
            <text:p>558</text:p>
          </table:table-cell>
          <table:table-cell table:formula="of:=[.B39]*3.223/360" office:value-type="float" office:value="4.592775">
            <text:p>4,593</text:p>
          </table:table-cell>
          <table:table-cell table:formula="of:=[.C39]*3.223/360" office:value-type="float" office:value="3.64378055555556">
            <text:p>3,644</text:p>
          </table:table-cell>
          <table:table-cell table:formula="of:=[.D39]*3.223/360" office:value-type="float" office:value="4.99565">
            <text:p>4,996</text:p>
          </table:table-cell>
          <table:table-cell table:formula="of:=[.A39]/1000" office:value-type="float" office:value="23.356">
            <text:p>23,356</text:p>
          </table:table-cell>
          <table:table-cell table:formula="of:=[.E39]*9.8" office:value-type="float" office:value="45.009195">
            <text:p>45,009</text:p>
          </table:table-cell>
          <table:table-cell table:formula="of:=[.F39]*9.8" office:value-type="float" office:value="35.7090494444444">
            <text:p>35,709</text:p>
          </table:table-cell>
          <table:table-cell table:formula="of:=[.G39]*9.8" office:value-type="float" office:value="48.95737">
            <text:p>48,957</text:p>
          </table:table-cell>
        </table:table-row>
        <table:table-row table:style-name="ro1">
          <table:table-cell office:value-type="float" office:value="23607">
            <text:p>23607</text:p>
          </table:table-cell>
          <table:table-cell office:value-type="float" office:value="513">
            <text:p>513</text:p>
          </table:table-cell>
          <table:table-cell office:value-type="float" office:value="449">
            <text:p>449</text:p>
          </table:table-cell>
          <table:table-cell office:value-type="float" office:value="592">
            <text:p>592</text:p>
          </table:table-cell>
          <table:table-cell table:formula="of:=[.B40]*3.223/360" office:value-type="float" office:value="4.592775">
            <text:p>4,593</text:p>
          </table:table-cell>
          <table:table-cell table:formula="of:=[.C40]*3.223/360" office:value-type="float" office:value="4.01979722222222">
            <text:p>4,020</text:p>
          </table:table-cell>
          <table:table-cell table:formula="of:=[.D40]*3.223/360" office:value-type="float" office:value="5.30004444444444">
            <text:p>5,300</text:p>
          </table:table-cell>
          <table:table-cell table:formula="of:=[.A40]/1000" office:value-type="float" office:value="23.607">
            <text:p>23,607</text:p>
          </table:table-cell>
          <table:table-cell table:formula="of:=[.E40]*9.8" office:value-type="float" office:value="45.009195">
            <text:p>45,009</text:p>
          </table:table-cell>
          <table:table-cell table:formula="of:=[.F40]*9.8" office:value-type="float" office:value="39.3940127777778">
            <text:p>39,394</text:p>
          </table:table-cell>
          <table:table-cell table:formula="of:=[.G40]*9.8" office:value-type="float" office:value="51.9404355555556">
            <text:p>51,940</text:p>
          </table:table-cell>
        </table:table-row>
        <table:table-row table:style-name="ro1">
          <table:table-cell office:value-type="float" office:value="23859">
            <text:p>23859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606">
            <text:p>606</text:p>
          </table:table-cell>
          <table:table-cell table:formula="of:=[.B41]*3.223/360" office:value-type="float" office:value="4.592775">
            <text:p>4,593</text:p>
          </table:table-cell>
          <table:table-cell table:formula="of:=[.C41]*3.223/360" office:value-type="float" office:value="4.60172777777778">
            <text:p>4,602</text:p>
          </table:table-cell>
          <table:table-cell table:formula="of:=[.D41]*3.223/360" office:value-type="float" office:value="5.42538333333333">
            <text:p>5,425</text:p>
          </table:table-cell>
          <table:table-cell table:formula="of:=[.A41]/1000" office:value-type="float" office:value="23.859">
            <text:p>23,859</text:p>
          </table:table-cell>
          <table:table-cell table:formula="of:=[.E41]*9.8" office:value-type="float" office:value="45.009195">
            <text:p>45,009</text:p>
          </table:table-cell>
          <table:table-cell table:formula="of:=[.F41]*9.8" office:value-type="float" office:value="45.0969322222222">
            <text:p>45,097</text:p>
          </table:table-cell>
          <table:table-cell table:formula="of:=[.G41]*9.8" office:value-type="float" office:value="53.1687566666667">
            <text:p>53,169</text:p>
          </table:table-cell>
        </table:table-row>
        <table:table-row table:style-name="ro1">
          <table:table-cell office:value-type="float" office:value="24110">
            <text:p>24110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42]*3.223/360" office:value-type="float" office:value="4.60172777777778">
            <text:p>4,602</text:p>
          </table:table-cell>
          <table:table-cell table:formula="of:=[.C42]*3.223/360" office:value-type="float" office:value="4.61963333333333">
            <text:p>4,620</text:p>
          </table:table-cell>
          <table:table-cell table:formula="of:=[.D42]*3.223/360" office:value-type="float" office:value="5.41643055555556">
            <text:p>5,416</text:p>
          </table:table-cell>
          <table:table-cell table:formula="of:=[.A42]/1000" office:value-type="float" office:value="24.11">
            <text:p>24,11</text:p>
          </table:table-cell>
          <table:table-cell table:formula="of:=[.E42]*9.8" office:value-type="float" office:value="45.0969322222222">
            <text:p>45,097</text:p>
          </table:table-cell>
          <table:table-cell table:formula="of:=[.F42]*9.8" office:value-type="float" office:value="45.2724066666667">
            <text:p>45,272</text:p>
          </table:table-cell>
          <table:table-cell table:formula="of:=[.G42]*9.8" office:value-type="float" office:value="53.0810194444444">
            <text:p>53,081</text:p>
          </table:table-cell>
        </table:table-row>
        <table:table-row table:style-name="ro1">
          <table:table-cell office:value-type="float" office:value="24360">
            <text:p>24360</text:p>
          </table:table-cell>
          <table:table-cell office:value-type="float" office:value="504">
            <text:p>504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43]*3.223/360" office:value-type="float" office:value="4.5122">
            <text:p>4,512</text:p>
          </table:table-cell>
          <table:table-cell table:formula="of:=[.C43]*3.223/360" office:value-type="float" office:value="4.61963333333333">
            <text:p>4,620</text:p>
          </table:table-cell>
          <table:table-cell table:formula="of:=[.D43]*3.223/360" office:value-type="float" office:value="5.41643055555556">
            <text:p>5,416</text:p>
          </table:table-cell>
          <table:table-cell table:formula="of:=[.A43]/1000" office:value-type="float" office:value="24.36">
            <text:p>24,36</text:p>
          </table:table-cell>
          <table:table-cell table:formula="of:=[.E43]*9.8" office:value-type="float" office:value="44.21956">
            <text:p>44,220</text:p>
          </table:table-cell>
          <table:table-cell table:formula="of:=[.F43]*9.8" office:value-type="float" office:value="45.2724066666667">
            <text:p>45,272</text:p>
          </table:table-cell>
          <table:table-cell table:formula="of:=[.G43]*9.8" office:value-type="float" office:value="53.0810194444444">
            <text:p>53,081</text:p>
          </table:table-cell>
        </table:table-row>
        <table:table-row table:style-name="ro1">
          <table:table-cell office:value-type="float" office:value="24612">
            <text:p>24612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44]*3.223/360" office:value-type="float" office:value="4.60172777777778">
            <text:p>4,602</text:p>
          </table:table-cell>
          <table:table-cell table:formula="of:=[.C44]*3.223/360" office:value-type="float" office:value="4.61068055555556">
            <text:p>4,611</text:p>
          </table:table-cell>
          <table:table-cell table:formula="of:=[.D44]*3.223/360" office:value-type="float" office:value="5.41643055555556">
            <text:p>5,416</text:p>
          </table:table-cell>
          <table:table-cell table:formula="of:=[.A44]/1000" office:value-type="float" office:value="24.612">
            <text:p>24,612</text:p>
          </table:table-cell>
          <table:table-cell table:formula="of:=[.E44]*9.8" office:value-type="float" office:value="45.0969322222222">
            <text:p>45,097</text:p>
          </table:table-cell>
          <table:table-cell table:formula="of:=[.F44]*9.8" office:value-type="float" office:value="45.1846694444445">
            <text:p>45,185</text:p>
          </table:table-cell>
          <table:table-cell table:formula="of:=[.G44]*9.8" office:value-type="float" office:value="53.0810194444444">
            <text:p>53,081</text:p>
          </table:table-cell>
        </table:table-row>
        <table:table-row table:style-name="ro1">
          <table:table-cell office:value-type="float" office:value="24863">
            <text:p>2486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45]*3.223/360" office:value-type="float" office:value="4.60172777777778">
            <text:p>4,602</text:p>
          </table:table-cell>
          <table:table-cell table:formula="of:=[.C45]*3.223/360" office:value-type="float" office:value="4.61068055555556">
            <text:p>4,611</text:p>
          </table:table-cell>
          <table:table-cell table:formula="of:=[.D45]*3.223/360" office:value-type="float" office:value="5.40747777777778">
            <text:p>5,407</text:p>
          </table:table-cell>
          <table:table-cell table:formula="of:=[.A45]/1000" office:value-type="float" office:value="24.863">
            <text:p>24,863</text:p>
          </table:table-cell>
          <table:table-cell table:formula="of:=[.E45]*9.8" office:value-type="float" office:value="45.0969322222222">
            <text:p>45,097</text:p>
          </table:table-cell>
          <table:table-cell table:formula="of:=[.F45]*9.8" office:value-type="float" office:value="45.1846694444445">
            <text:p>45,185</text:p>
          </table:table-cell>
          <table:table-cell table:formula="of:=[.G45]*9.8" office:value-type="float" office:value="52.9932822222222">
            <text:p>52,993</text:p>
          </table:table-cell>
        </table:table-row>
        <table:table-row table:style-name="ro1">
          <table:table-cell office:value-type="float" office:value="25114">
            <text:p>25114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46]*3.223/360" office:value-type="float" office:value="4.60172777777778">
            <text:p>4,602</text:p>
          </table:table-cell>
          <table:table-cell table:formula="of:=[.C46]*3.223/360" office:value-type="float" office:value="4.61068055555556">
            <text:p>4,611</text:p>
          </table:table-cell>
          <table:table-cell table:formula="of:=[.D46]*3.223/360" office:value-type="float" office:value="5.40747777777778">
            <text:p>5,407</text:p>
          </table:table-cell>
          <table:table-cell table:formula="of:=[.A46]/1000" office:value-type="float" office:value="25.114">
            <text:p>25,114</text:p>
          </table:table-cell>
          <table:table-cell table:formula="of:=[.E46]*9.8" office:value-type="float" office:value="45.0969322222222">
            <text:p>45,097</text:p>
          </table:table-cell>
          <table:table-cell table:formula="of:=[.F46]*9.8" office:value-type="float" office:value="45.1846694444445">
            <text:p>45,185</text:p>
          </table:table-cell>
          <table:table-cell table:formula="of:=[.G46]*9.8" office:value-type="float" office:value="52.9932822222222">
            <text:p>52,993</text:p>
          </table:table-cell>
        </table:table-row>
        <table:table-row table:style-name="ro1">
          <table:table-cell office:value-type="float" office:value="25366">
            <text:p>25366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47]*3.223/360" office:value-type="float" office:value="4.60172777777778">
            <text:p>4,602</text:p>
          </table:table-cell>
          <table:table-cell table:formula="of:=[.C47]*3.223/360" office:value-type="float" office:value="4.61068055555556">
            <text:p>4,611</text:p>
          </table:table-cell>
          <table:table-cell table:formula="of:=[.D47]*3.223/360" office:value-type="float" office:value="5.41643055555556">
            <text:p>5,416</text:p>
          </table:table-cell>
          <table:table-cell table:formula="of:=[.A47]/1000" office:value-type="float" office:value="25.366">
            <text:p>25,366</text:p>
          </table:table-cell>
          <table:table-cell table:formula="of:=[.E47]*9.8" office:value-type="float" office:value="45.0969322222222">
            <text:p>45,097</text:p>
          </table:table-cell>
          <table:table-cell table:formula="of:=[.F47]*9.8" office:value-type="float" office:value="45.1846694444445">
            <text:p>45,185</text:p>
          </table:table-cell>
          <table:table-cell table:formula="of:=[.G47]*9.8" office:value-type="float" office:value="53.0810194444444">
            <text:p>53,081</text:p>
          </table:table-cell>
        </table:table-row>
        <table:table-row table:style-name="ro1">
          <table:table-cell office:value-type="float" office:value="25617">
            <text:p>25617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604">
            <text:p>604</text:p>
          </table:table-cell>
          <table:table-cell table:formula="of:=[.B48]*3.223/360" office:value-type="float" office:value="4.60172777777778">
            <text:p>4,602</text:p>
          </table:table-cell>
          <table:table-cell table:formula="of:=[.C48]*3.223/360" office:value-type="float" office:value="4.61963333333333">
            <text:p>4,620</text:p>
          </table:table-cell>
          <table:table-cell table:formula="of:=[.D48]*3.223/360" office:value-type="float" office:value="5.40747777777778">
            <text:p>5,407</text:p>
          </table:table-cell>
          <table:table-cell table:formula="of:=[.A48]/1000" office:value-type="float" office:value="25.617">
            <text:p>25,617</text:p>
          </table:table-cell>
          <table:table-cell table:formula="of:=[.E48]*9.8" office:value-type="float" office:value="45.0969322222222">
            <text:p>45,097</text:p>
          </table:table-cell>
          <table:table-cell table:formula="of:=[.F48]*9.8" office:value-type="float" office:value="45.2724066666667">
            <text:p>45,272</text:p>
          </table:table-cell>
          <table:table-cell table:formula="of:=[.G48]*9.8" office:value-type="float" office:value="52.9932822222222">
            <text:p>52,993</text:p>
          </table:table-cell>
        </table:table-row>
        <table:table-row table:style-name="ro1">
          <table:table-cell office:value-type="float" office:value="25868">
            <text:p>25868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49]*3.223/360" office:value-type="float" office:value="4.60172777777778">
            <text:p>4,602</text:p>
          </table:table-cell>
          <table:table-cell table:formula="of:=[.C49]*3.223/360" office:value-type="float" office:value="4.61963333333333">
            <text:p>4,620</text:p>
          </table:table-cell>
          <table:table-cell table:formula="of:=[.D49]*3.223/360" office:value-type="float" office:value="5.41643055555556">
            <text:p>5,416</text:p>
          </table:table-cell>
          <table:table-cell table:formula="of:=[.A49]/1000" office:value-type="float" office:value="25.868">
            <text:p>25,868</text:p>
          </table:table-cell>
          <table:table-cell table:formula="of:=[.E49]*9.8" office:value-type="float" office:value="45.0969322222222">
            <text:p>45,097</text:p>
          </table:table-cell>
          <table:table-cell table:formula="of:=[.F49]*9.8" office:value-type="float" office:value="45.2724066666667">
            <text:p>45,272</text:p>
          </table:table-cell>
          <table:table-cell table:formula="of:=[.G49]*9.8" office:value-type="float" office:value="53.0810194444444">
            <text:p>53,081</text:p>
          </table:table-cell>
        </table:table-row>
        <table:table-row table:style-name="ro1">
          <table:table-cell office:value-type="float" office:value="26120">
            <text:p>26120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6">
            <text:p>606</text:p>
          </table:table-cell>
          <table:table-cell table:formula="of:=[.B50]*3.223/360" office:value-type="float" office:value="4.60172777777778">
            <text:p>4,602</text:p>
          </table:table-cell>
          <table:table-cell table:formula="of:=[.C50]*3.223/360" office:value-type="float" office:value="4.61068055555556">
            <text:p>4,611</text:p>
          </table:table-cell>
          <table:table-cell table:formula="of:=[.D50]*3.223/360" office:value-type="float" office:value="5.42538333333333">
            <text:p>5,425</text:p>
          </table:table-cell>
          <table:table-cell table:formula="of:=[.A50]/1000" office:value-type="float" office:value="26.12">
            <text:p>26,12</text:p>
          </table:table-cell>
          <table:table-cell table:formula="of:=[.E50]*9.8" office:value-type="float" office:value="45.0969322222222">
            <text:p>45,097</text:p>
          </table:table-cell>
          <table:table-cell table:formula="of:=[.F50]*9.8" office:value-type="float" office:value="45.1846694444445">
            <text:p>45,185</text:p>
          </table:table-cell>
          <table:table-cell table:formula="of:=[.G50]*9.8" office:value-type="float" office:value="53.1687566666667">
            <text:p>53,169</text:p>
          </table:table-cell>
        </table:table-row>
        <table:table-row table:style-name="ro1">
          <table:table-cell office:value-type="float" office:value="26371">
            <text:p>26371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51]*3.223/360" office:value-type="float" office:value="4.60172777777778">
            <text:p>4,602</text:p>
          </table:table-cell>
          <table:table-cell table:formula="of:=[.C51]*3.223/360" office:value-type="float" office:value="4.61068055555556">
            <text:p>4,611</text:p>
          </table:table-cell>
          <table:table-cell table:formula="of:=[.D51]*3.223/360" office:value-type="float" office:value="5.40747777777778">
            <text:p>5,407</text:p>
          </table:table-cell>
          <table:table-cell table:formula="of:=[.A51]/1000" office:value-type="float" office:value="26.371">
            <text:p>26,371</text:p>
          </table:table-cell>
          <table:table-cell table:formula="of:=[.E51]*9.8" office:value-type="float" office:value="45.0969322222222">
            <text:p>45,097</text:p>
          </table:table-cell>
          <table:table-cell table:formula="of:=[.F51]*9.8" office:value-type="float" office:value="45.1846694444445">
            <text:p>45,185</text:p>
          </table:table-cell>
          <table:table-cell table:formula="of:=[.G51]*9.8" office:value-type="float" office:value="52.9932822222222">
            <text:p>52,993</text:p>
          </table:table-cell>
        </table:table-row>
        <table:table-row table:style-name="ro1">
          <table:table-cell office:value-type="float" office:value="26621">
            <text:p>26621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03">
            <text:p>603</text:p>
          </table:table-cell>
          <table:table-cell table:formula="of:=[.B52]*3.223/360" office:value-type="float" office:value="4.61068055555556">
            <text:p>4,611</text:p>
          </table:table-cell>
          <table:table-cell table:formula="of:=[.C52]*3.223/360" office:value-type="float" office:value="4.61068055555556">
            <text:p>4,611</text:p>
          </table:table-cell>
          <table:table-cell table:formula="of:=[.D52]*3.223/360" office:value-type="float" office:value="5.398525">
            <text:p>5,399</text:p>
          </table:table-cell>
          <table:table-cell table:formula="of:=[.A52]/1000" office:value-type="float" office:value="26.621">
            <text:p>26,621</text:p>
          </table:table-cell>
          <table:table-cell table:formula="of:=[.E52]*9.8" office:value-type="float" office:value="45.1846694444445">
            <text:p>45,185</text:p>
          </table:table-cell>
          <table:table-cell table:formula="of:=[.F52]*9.8" office:value-type="float" office:value="45.1846694444445">
            <text:p>45,185</text:p>
          </table:table-cell>
          <table:table-cell table:formula="of:=[.G52]*9.8" office:value-type="float" office:value="52.905545">
            <text:p>52,906</text:p>
          </table:table-cell>
        </table:table-row>
        <table:table-row table:style-name="ro1">
          <table:table-cell office:value-type="float" office:value="26873">
            <text:p>26873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53]*3.223/360" office:value-type="float" office:value="4.60172777777778">
            <text:p>4,602</text:p>
          </table:table-cell>
          <table:table-cell table:formula="of:=[.C53]*3.223/360" office:value-type="float" office:value="4.61068055555556">
            <text:p>4,611</text:p>
          </table:table-cell>
          <table:table-cell table:formula="of:=[.D53]*3.223/360" office:value-type="float" office:value="5.40747777777778">
            <text:p>5,407</text:p>
          </table:table-cell>
          <table:table-cell table:formula="of:=[.A53]/1000" office:value-type="float" office:value="26.873">
            <text:p>26,873</text:p>
          </table:table-cell>
          <table:table-cell table:formula="of:=[.E53]*9.8" office:value-type="float" office:value="45.0969322222222">
            <text:p>45,097</text:p>
          </table:table-cell>
          <table:table-cell table:formula="of:=[.F53]*9.8" office:value-type="float" office:value="45.1846694444445">
            <text:p>45,185</text:p>
          </table:table-cell>
          <table:table-cell table:formula="of:=[.G53]*9.8" office:value-type="float" office:value="52.9932822222222">
            <text:p>52,993</text:p>
          </table:table-cell>
        </table:table-row>
        <table:table-row table:style-name="ro1">
          <table:table-cell office:value-type="float" office:value="27124">
            <text:p>27124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4]*3.223/360" office:value-type="float" office:value="4.60172777777778">
            <text:p>4,602</text:p>
          </table:table-cell>
          <table:table-cell table:formula="of:=[.C54]*3.223/360" office:value-type="float" office:value="4.61068055555556">
            <text:p>4,611</text:p>
          </table:table-cell>
          <table:table-cell table:formula="of:=[.D54]*3.223/360" office:value-type="float" office:value="5.41643055555556">
            <text:p>5,416</text:p>
          </table:table-cell>
          <table:table-cell table:formula="of:=[.A54]/1000" office:value-type="float" office:value="27.124">
            <text:p>27,124</text:p>
          </table:table-cell>
          <table:table-cell table:formula="of:=[.E54]*9.8" office:value-type="float" office:value="45.0969322222222">
            <text:p>45,097</text:p>
          </table:table-cell>
          <table:table-cell table:formula="of:=[.F54]*9.8" office:value-type="float" office:value="45.1846694444445">
            <text:p>45,185</text:p>
          </table:table-cell>
          <table:table-cell table:formula="of:=[.G54]*9.8" office:value-type="float" office:value="53.0810194444444">
            <text:p>53,081</text:p>
          </table:table-cell>
        </table:table-row>
        <table:table-row table:style-name="ro1">
          <table:table-cell office:value-type="float" office:value="27375">
            <text:p>27375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55]*3.223/360" office:value-type="float" office:value="4.60172777777778">
            <text:p>4,602</text:p>
          </table:table-cell>
          <table:table-cell table:formula="of:=[.C55]*3.223/360" office:value-type="float" office:value="4.61068055555556">
            <text:p>4,611</text:p>
          </table:table-cell>
          <table:table-cell table:formula="of:=[.D55]*3.223/360" office:value-type="float" office:value="5.40747777777778">
            <text:p>5,407</text:p>
          </table:table-cell>
          <table:table-cell table:formula="of:=[.A55]/1000" office:value-type="float" office:value="27.375">
            <text:p>27,375</text:p>
          </table:table-cell>
          <table:table-cell table:formula="of:=[.E55]*9.8" office:value-type="float" office:value="45.0969322222222">
            <text:p>45,097</text:p>
          </table:table-cell>
          <table:table-cell table:formula="of:=[.F55]*9.8" office:value-type="float" office:value="45.1846694444445">
            <text:p>45,185</text:p>
          </table:table-cell>
          <table:table-cell table:formula="of:=[.G55]*9.8" office:value-type="float" office:value="52.9932822222222">
            <text:p>52,993</text:p>
          </table:table-cell>
        </table:table-row>
        <table:table-row table:style-name="ro1">
          <table:table-cell office:value-type="float" office:value="27627">
            <text:p>27627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6]*3.223/360" office:value-type="float" office:value="4.60172777777778">
            <text:p>4,602</text:p>
          </table:table-cell>
          <table:table-cell table:formula="of:=[.C56]*3.223/360" office:value-type="float" office:value="4.61068055555556">
            <text:p>4,611</text:p>
          </table:table-cell>
          <table:table-cell table:formula="of:=[.D56]*3.223/360" office:value-type="float" office:value="5.41643055555556">
            <text:p>5,416</text:p>
          </table:table-cell>
          <table:table-cell table:formula="of:=[.A56]/1000" office:value-type="float" office:value="27.627">
            <text:p>27,627</text:p>
          </table:table-cell>
          <table:table-cell table:formula="of:=[.E56]*9.8" office:value-type="float" office:value="45.0969322222222">
            <text:p>45,097</text:p>
          </table:table-cell>
          <table:table-cell table:formula="of:=[.F56]*9.8" office:value-type="float" office:value="45.1846694444445">
            <text:p>45,185</text:p>
          </table:table-cell>
          <table:table-cell table:formula="of:=[.G56]*9.8" office:value-type="float" office:value="53.0810194444444">
            <text:p>53,081</text:p>
          </table:table-cell>
        </table:table-row>
        <table:table-row table:style-name="ro1">
          <table:table-cell office:value-type="float" office:value="27878">
            <text:p>27878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7]*3.223/360" office:value-type="float" office:value="4.60172777777778">
            <text:p>4,602</text:p>
          </table:table-cell>
          <table:table-cell table:formula="of:=[.C57]*3.223/360" office:value-type="float" office:value="4.61068055555556">
            <text:p>4,611</text:p>
          </table:table-cell>
          <table:table-cell table:formula="of:=[.D57]*3.223/360" office:value-type="float" office:value="5.41643055555556">
            <text:p>5,416</text:p>
          </table:table-cell>
          <table:table-cell table:formula="of:=[.A57]/1000" office:value-type="float" office:value="27.878">
            <text:p>27,878</text:p>
          </table:table-cell>
          <table:table-cell table:formula="of:=[.E57]*9.8" office:value-type="float" office:value="45.0969322222222">
            <text:p>45,097</text:p>
          </table:table-cell>
          <table:table-cell table:formula="of:=[.F57]*9.8" office:value-type="float" office:value="45.1846694444445">
            <text:p>45,185</text:p>
          </table:table-cell>
          <table:table-cell table:formula="of:=[.G57]*9.8" office:value-type="float" office:value="53.0810194444444">
            <text:p>53,081</text:p>
          </table:table-cell>
        </table:table-row>
        <table:table-row table:style-name="ro1">
          <table:table-cell office:value-type="float" office:value="28129">
            <text:p>28129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58]*3.223/360" office:value-type="float" office:value="4.60172777777778">
            <text:p>4,602</text:p>
          </table:table-cell>
          <table:table-cell table:formula="of:=[.C58]*3.223/360" office:value-type="float" office:value="4.61068055555556">
            <text:p>4,611</text:p>
          </table:table-cell>
          <table:table-cell table:formula="of:=[.D58]*3.223/360" office:value-type="float" office:value="5.40747777777778">
            <text:p>5,407</text:p>
          </table:table-cell>
          <table:table-cell table:formula="of:=[.A58]/1000" office:value-type="float" office:value="28.129">
            <text:p>28,129</text:p>
          </table:table-cell>
          <table:table-cell table:formula="of:=[.E58]*9.8" office:value-type="float" office:value="45.0969322222222">
            <text:p>45,097</text:p>
          </table:table-cell>
          <table:table-cell table:formula="of:=[.F58]*9.8" office:value-type="float" office:value="45.1846694444445">
            <text:p>45,185</text:p>
          </table:table-cell>
          <table:table-cell table:formula="of:=[.G58]*9.8" office:value-type="float" office:value="52.9932822222222">
            <text:p>52,993</text:p>
          </table:table-cell>
        </table:table-row>
        <table:table-row table:style-name="ro1">
          <table:table-cell office:value-type="float" office:value="28381">
            <text:p>28381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59]*3.223/360" office:value-type="float" office:value="4.60172777777778">
            <text:p>4,602</text:p>
          </table:table-cell>
          <table:table-cell table:formula="of:=[.C59]*3.223/360" office:value-type="float" office:value="4.61068055555556">
            <text:p>4,611</text:p>
          </table:table-cell>
          <table:table-cell table:formula="of:=[.D59]*3.223/360" office:value-type="float" office:value="5.41643055555556">
            <text:p>5,416</text:p>
          </table:table-cell>
          <table:table-cell table:formula="of:=[.A59]/1000" office:value-type="float" office:value="28.381">
            <text:p>28,381</text:p>
          </table:table-cell>
          <table:table-cell table:formula="of:=[.E59]*9.8" office:value-type="float" office:value="45.0969322222222">
            <text:p>45,097</text:p>
          </table:table-cell>
          <table:table-cell table:formula="of:=[.F59]*9.8" office:value-type="float" office:value="45.1846694444445">
            <text:p>45,185</text:p>
          </table:table-cell>
          <table:table-cell table:formula="of:=[.G59]*9.8" office:value-type="float" office:value="53.0810194444444">
            <text:p>53,081</text:p>
          </table:table-cell>
        </table:table-row>
        <table:table-row table:style-name="ro1">
          <table:table-cell office:value-type="float" office:value="28632">
            <text:p>28632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0]*3.223/360" office:value-type="float" office:value="4.60172777777778">
            <text:p>4,602</text:p>
          </table:table-cell>
          <table:table-cell table:formula="of:=[.C60]*3.223/360" office:value-type="float" office:value="4.61068055555556">
            <text:p>4,611</text:p>
          </table:table-cell>
          <table:table-cell table:formula="of:=[.D60]*3.223/360" office:value-type="float" office:value="5.41643055555556">
            <text:p>5,416</text:p>
          </table:table-cell>
          <table:table-cell table:formula="of:=[.A60]/1000" office:value-type="float" office:value="28.632">
            <text:p>28,632</text:p>
          </table:table-cell>
          <table:table-cell table:formula="of:=[.E60]*9.8" office:value-type="float" office:value="45.0969322222222">
            <text:p>45,097</text:p>
          </table:table-cell>
          <table:table-cell table:formula="of:=[.F60]*9.8" office:value-type="float" office:value="45.1846694444445">
            <text:p>45,185</text:p>
          </table:table-cell>
          <table:table-cell table:formula="of:=[.G60]*9.8" office:value-type="float" office:value="53.0810194444444">
            <text:p>53,081</text:p>
          </table:table-cell>
        </table:table-row>
        <table:table-row table:style-name="ro1">
          <table:table-cell office:value-type="float" office:value="28882">
            <text:p>28882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1]*3.223/360" office:value-type="float" office:value="4.60172777777778">
            <text:p>4,602</text:p>
          </table:table-cell>
          <table:table-cell table:formula="of:=[.C61]*3.223/360" office:value-type="float" office:value="4.61068055555556">
            <text:p>4,611</text:p>
          </table:table-cell>
          <table:table-cell table:formula="of:=[.D61]*3.223/360" office:value-type="float" office:value="5.41643055555556">
            <text:p>5,416</text:p>
          </table:table-cell>
          <table:table-cell table:formula="of:=[.A61]/1000" office:value-type="float" office:value="28.882">
            <text:p>28,882</text:p>
          </table:table-cell>
          <table:table-cell table:formula="of:=[.E61]*9.8" office:value-type="float" office:value="45.0969322222222">
            <text:p>45,097</text:p>
          </table:table-cell>
          <table:table-cell table:formula="of:=[.F61]*9.8" office:value-type="float" office:value="45.1846694444445">
            <text:p>45,185</text:p>
          </table:table-cell>
          <table:table-cell table:formula="of:=[.G61]*9.8" office:value-type="float" office:value="53.0810194444444">
            <text:p>53,081</text:p>
          </table:table-cell>
        </table:table-row>
        <table:table-row table:style-name="ro1">
          <table:table-cell office:value-type="float" office:value="29134">
            <text:p>29134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4">
            <text:p>604</text:p>
          </table:table-cell>
          <table:table-cell table:formula="of:=[.B62]*3.223/360" office:value-type="float" office:value="4.60172777777778">
            <text:p>4,602</text:p>
          </table:table-cell>
          <table:table-cell table:formula="of:=[.C62]*3.223/360" office:value-type="float" office:value="4.61068055555556">
            <text:p>4,611</text:p>
          </table:table-cell>
          <table:table-cell table:formula="of:=[.D62]*3.223/360" office:value-type="float" office:value="5.40747777777778">
            <text:p>5,407</text:p>
          </table:table-cell>
          <table:table-cell table:formula="of:=[.A62]/1000" office:value-type="float" office:value="29.134">
            <text:p>29,134</text:p>
          </table:table-cell>
          <table:table-cell table:formula="of:=[.E62]*9.8" office:value-type="float" office:value="45.0969322222222">
            <text:p>45,097</text:p>
          </table:table-cell>
          <table:table-cell table:formula="of:=[.F62]*9.8" office:value-type="float" office:value="45.1846694444445">
            <text:p>45,185</text:p>
          </table:table-cell>
          <table:table-cell table:formula="of:=[.G62]*9.8" office:value-type="float" office:value="52.9932822222222">
            <text:p>52,993</text:p>
          </table:table-cell>
        </table:table-row>
        <table:table-row table:style-name="ro1">
          <table:table-cell office:value-type="float" office:value="29385">
            <text:p>29385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3]*3.223/360" office:value-type="float" office:value="4.60172777777778">
            <text:p>4,602</text:p>
          </table:table-cell>
          <table:table-cell table:formula="of:=[.C63]*3.223/360" office:value-type="float" office:value="4.61068055555556">
            <text:p>4,611</text:p>
          </table:table-cell>
          <table:table-cell table:formula="of:=[.D63]*3.223/360" office:value-type="float" office:value="5.41643055555556">
            <text:p>5,416</text:p>
          </table:table-cell>
          <table:table-cell table:formula="of:=[.A63]/1000" office:value-type="float" office:value="29.385">
            <text:p>29,385</text:p>
          </table:table-cell>
          <table:table-cell table:formula="of:=[.E63]*9.8" office:value-type="float" office:value="45.0969322222222">
            <text:p>45,097</text:p>
          </table:table-cell>
          <table:table-cell table:formula="of:=[.F63]*9.8" office:value-type="float" office:value="45.1846694444445">
            <text:p>45,185</text:p>
          </table:table-cell>
          <table:table-cell table:formula="of:=[.G63]*9.8" office:value-type="float" office:value="53.0810194444444">
            <text:p>53,081</text:p>
          </table:table-cell>
        </table:table-row>
        <table:table-row table:style-name="ro1">
          <table:table-cell office:value-type="float" office:value="29636">
            <text:p>29636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4]*3.223/360" office:value-type="float" office:value="4.60172777777778">
            <text:p>4,602</text:p>
          </table:table-cell>
          <table:table-cell table:formula="of:=[.C64]*3.223/360" office:value-type="float" office:value="4.61068055555556">
            <text:p>4,611</text:p>
          </table:table-cell>
          <table:table-cell table:formula="of:=[.D64]*3.223/360" office:value-type="float" office:value="5.41643055555556">
            <text:p>5,416</text:p>
          </table:table-cell>
          <table:table-cell table:formula="of:=[.A64]/1000" office:value-type="float" office:value="29.636">
            <text:p>29,636</text:p>
          </table:table-cell>
          <table:table-cell table:formula="of:=[.E64]*9.8" office:value-type="float" office:value="45.0969322222222">
            <text:p>45,097</text:p>
          </table:table-cell>
          <table:table-cell table:formula="of:=[.F64]*9.8" office:value-type="float" office:value="45.1846694444445">
            <text:p>45,185</text:p>
          </table:table-cell>
          <table:table-cell table:formula="of:=[.G64]*9.8" office:value-type="float" office:value="53.0810194444444">
            <text:p>53,081</text:p>
          </table:table-cell>
        </table:table-row>
        <table:table-row table:style-name="ro1">
          <table:table-cell office:value-type="float" office:value="29888">
            <text:p>29888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formula="of:=[.B65]*3.223/360" office:value-type="float" office:value="4.60172777777778">
            <text:p>4,602</text:p>
          </table:table-cell>
          <table:table-cell table:formula="of:=[.C65]*3.223/360" office:value-type="float" office:value="4.61963333333333">
            <text:p>4,620</text:p>
          </table:table-cell>
          <table:table-cell table:formula="of:=[.D65]*3.223/360" office:value-type="float" office:value="5.41643055555556">
            <text:p>5,416</text:p>
          </table:table-cell>
          <table:table-cell table:formula="of:=[.A65]/1000" office:value-type="float" office:value="29.888">
            <text:p>29,888</text:p>
          </table:table-cell>
          <table:table-cell table:formula="of:=[.E65]*9.8" office:value-type="float" office:value="45.0969322222222">
            <text:p>45,097</text:p>
          </table:table-cell>
          <table:table-cell table:formula="of:=[.F65]*9.8" office:value-type="float" office:value="45.2724066666667">
            <text:p>45,272</text:p>
          </table:table-cell>
          <table:table-cell table:formula="of:=[.G65]*9.8" office:value-type="float" office:value="53.0810194444444">
            <text:p>53,081</text:p>
          </table:table-cell>
        </table:table-row>
        <table:table-row table:style-name="ro1">
          <table:table-cell office:value-type="float" office:value="30139">
            <text:p>30139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6]*3.223/360" office:value-type="float" office:value="4.60172777777778">
            <text:p>4,602</text:p>
          </table:table-cell>
          <table:table-cell table:formula="of:=[.C66]*3.223/360" office:value-type="float" office:value="4.61068055555556">
            <text:p>4,611</text:p>
          </table:table-cell>
          <table:table-cell table:formula="of:=[.D66]*3.223/360" office:value-type="float" office:value="5.41643055555556">
            <text:p>5,416</text:p>
          </table:table-cell>
          <table:table-cell table:formula="of:=[.A66]/1000" office:value-type="float" office:value="30.139">
            <text:p>30,139</text:p>
          </table:table-cell>
          <table:table-cell table:formula="of:=[.E66]*9.8" office:value-type="float" office:value="45.0969322222222">
            <text:p>45,097</text:p>
          </table:table-cell>
          <table:table-cell table:formula="of:=[.F66]*9.8" office:value-type="float" office:value="45.1846694444445">
            <text:p>45,185</text:p>
          </table:table-cell>
          <table:table-cell table:formula="of:=[.G66]*9.8" office:value-type="float" office:value="53.0810194444444">
            <text:p>53,081</text:p>
          </table:table-cell>
        </table:table-row>
        <table:table-row table:style-name="ro1">
          <table:table-cell office:value-type="float" office:value="30390">
            <text:p>30390</text:p>
          </table:table-cell>
          <table:table-cell office:value-type="float" office:value="514">
            <text:p>514</text:p>
          </table:table-cell>
          <table:table-cell office:value-type="float" office:value="515">
            <text:p>515</text:p>
          </table:table-cell>
          <table:table-cell office:value-type="float" office:value="605">
            <text:p>605</text:p>
          </table:table-cell>
          <table:table-cell table:formula="of:=[.B67]*3.223/360" office:value-type="float" office:value="4.60172777777778">
            <text:p>4,602</text:p>
          </table:table-cell>
          <table:table-cell table:formula="of:=[.C67]*3.223/360" office:value-type="float" office:value="4.61068055555556">
            <text:p>4,611</text:p>
          </table:table-cell>
          <table:table-cell table:formula="of:=[.D67]*3.223/360" office:value-type="float" office:value="5.41643055555556">
            <text:p>5,416</text:p>
          </table:table-cell>
          <table:table-cell table:formula="of:=[.A67]/1000" office:value-type="float" office:value="30.39">
            <text:p>30,39</text:p>
          </table:table-cell>
          <table:table-cell table:formula="of:=[.E67]*9.8" office:value-type="float" office:value="45.0969322222222">
            <text:p>45,097</text:p>
          </table:table-cell>
          <table:table-cell table:formula="of:=[.F67]*9.8" office:value-type="float" office:value="45.1846694444445">
            <text:p>45,185</text:p>
          </table:table-cell>
          <table:table-cell table:formula="of:=[.G67]*9.8" office:value-type="float" office:value="53.0810194444444">
            <text:p>53,081</text:p>
          </table:table-cell>
        </table:table-row>
        <table:table-row table:style-name="ro1">
          <table:table-cell office:value-type="float" office:value="30642">
            <text:p>30642</text:p>
          </table:table-cell>
          <table:table-cell office:value-type="float" office:value="515">
            <text:p>515</text:p>
          </table:table-cell>
          <table:table-cell office:value-type="float" office:value="516">
            <text:p>516</text:p>
          </table:table-cell>
          <table:table-cell office:value-type="float" office:value="605">
            <text:p>60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22/10/2015</text:date>, <text:time>19:52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9:52:48.33</dc:date>
    <dc:creator>Pepe Gonzalez Un pope en tu culo</dc:creator>
    <meta:generator>OpenOffice/4.1.0$Win32 OpenOffice.org_project/410m18$Build-9764</meta:generator>
    <meta:editing-duration>PT43M36S</meta:editing-duration>
    <meta:editing-cycles>2</meta:editing-cycles>
    <meta:document-statistic meta:table-count="1" meta:cell-count="7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15cm" svg:y="0.316cm" chart:style-name="ch2">
          <text:p>Medidas de aceleración</text:p>
        </chart:title>
        <chart:subtitle svg:x="6.647cm" svg:y="1.275cm" chart:style-name="ch3">
          <text:p>Eje X Izquierda</text:p>
        </chart:subtitle>
        <chart:legend chart:legend-position="end" svg:x="13.756cm" svg:y="3.664cm" style:legend-expansion="high" chart:style-name="ch4"/>
        <chart:plot-area chart:style-name="ch5" table:cell-range-address="Hoja1.H1:Hoja1.K67" chart:data-source-has-labels="both" svg:x="1.358cm" svg:y="2.318cm" svg:width="11.758cm" svg:height="5.494cm">
          <chartooo:coordinate-region svg:x="2.641cm" svg:y="2.531cm" svg:width="10.475cm" svg:height="3.999cm"/>
          <chart:axis chart:dimension="x" chart:name="primary-x" chart:style-name="ch6" chartooo:axis-type="auto">
            <chartooo:date-scale/>
            <chart:title svg:x="7.087cm" svg:y="7.993cm" chart:style-name="ch7">
              <text:p>s</text:p>
            </chart:title>
            <chart:categories table:cell-range-address="Hoja1.H2:Hoja1.H67"/>
          </chart:axis>
          <chart:axis chart:dimension="y" chart:name="primary-y" chart:style-name="ch8">
            <chart:title svg:x="0.451cm" svg:y="5.493cm" chart:style-name="ch9">
              <text:p>m/s2</text:p>
            </chart:title>
            <chart:grid chart:style-name="ch10" chart:class="major"/>
          </chart:axis>
          <chart:series chart:style-name="ch11" chart:values-cell-range-address="Hoja1.I2:Hoja1.I67" chart:label-cell-address="Hoja1.I1:Hoja1.I1" chart:class="chart:line">
            <chart:data-point chart:repeated="66"/>
          </chart:series>
          <chart:series chart:style-name="ch12" chart:values-cell-range-address="Hoja1.J2:Hoja1.J67" chart:label-cell-address="Hoja1.J1:Hoja1.J1" chart:class="chart:line">
            <chart:data-point chart:repeated="66"/>
          </chart:series>
          <chart:series chart:style-name="ch13" chart:values-cell-range-address="Hoja1.K2:Hoja1.K67" chart:label-cell-address="Hoja1.K1:Hoja1.K1" chart:class="chart:line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s2</text:p>
                <draw:g>
                  <svg:desc>Hoja1.I1:Hoja1.I1</svg:desc>
                </draw:g>
              </table:table-cell>
              <table:table-cell office:value-type="string">
                <text:p>Yms2</text:p>
                <draw:g>
                  <svg:desc>Hoja1.J1:Hoja1.J1</svg:desc>
                </draw:g>
              </table:table-cell>
              <table:table-cell office:value-type="string">
                <text:p>Zms2</text:p>
                <draw:g>
                  <svg:desc>Hoja1.K1:Hoja1.K1</svg:desc>
                </draw:g>
              </table:table-cell>
            </table:table-row>
          </table:table-header-rows>
          <table:table-rows>
            <table:table-row>
              <table:table-cell office:value-type="float" office:value="14.061">
                <text:p>10</text:p>
                <draw:g>
                  <svg:desc>Hoja1.H2:Hoja1.H67</svg:desc>
                </draw:g>
              </table:table-cell>
              <table:table-cell office:value-type="float" office:value="29.4797066666667">
                <text:p>29.4797066666667</text:p>
                <draw:g>
                  <svg:desc>Hoja1.I2:Hoja1.I67</svg:desc>
                </draw:g>
              </table:table-cell>
              <table:table-cell office:value-type="float" office:value="29.9183927777778">
                <text:p>29.9183927777778</text:p>
                <draw:g>
                  <svg:desc>Hoja1.J2:Hoja1.J67</svg:desc>
                </draw:g>
              </table:table-cell>
              <table:table-cell office:value-type="float" office:value="36.6741588888889">
                <text:p>36.6741588888889</text:p>
                <draw:g>
                  <svg:desc>Hoja1.K2:Hoja1.K67</svg:desc>
                </draw:g>
              </table:table-cell>
            </table:table-row>
            <table:table-row>
              <table:table-cell office:value-type="float" office:value="14.312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4.564">
                <text:p>1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4.815">
                <text:p>10</text:p>
              </table:table-cell>
              <table:table-cell office:value-type="float" office:value="45.009195">
                <text:p>45.009195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5.066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5.318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5.568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5.819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6.071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6.322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6.573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6.825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076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327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579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7.829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18.08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332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8.583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4.9214577777778">
                <text:p>44.9214577777778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18.834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19.086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53.2564938888889">
                <text:p>53.2564938888889</text:p>
              </table:table-cell>
            </table:table-row>
            <table:table-row>
              <table:table-cell office:value-type="float" office:value="19.337">
                <text:p>2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0.271385">
                <text:p>40.271385</text:p>
              </table:table-cell>
              <table:table-cell office:value-type="float" office:value="52.3791216666667">
                <text:p>52.3791216666667</text:p>
              </table:table-cell>
            </table:table-row>
            <table:table-row>
              <table:table-cell office:value-type="float" office:value="19.588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7.2883194444444">
                <text:p>37.2883194444444</text:p>
              </table:table-cell>
              <table:table-cell office:value-type="float" office:value="50.7121144444445">
                <text:p>50.7121144444445</text:p>
              </table:table-cell>
            </table:table-row>
            <table:table-row>
              <table:table-cell office:value-type="float" office:value="19.84">
                <text:p>20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35.0948888888889">
                <text:p>35.0948888888889</text:p>
              </table:table-cell>
              <table:table-cell office:value-type="float" office:value="48.167735">
                <text:p>48.167735</text:p>
              </table:table-cell>
            </table:table-row>
            <table:table-row>
              <table:table-cell office:value-type="float" office:value="20.09">
                <text:p>20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33.6910933333333">
                <text:p>33.6910933333333</text:p>
              </table:table-cell>
              <table:table-cell office:value-type="float" office:value="44.5705088888889">
                <text:p>44.5705088888889</text:p>
              </table:table-cell>
            </table:table-row>
            <table:table-row>
              <table:table-cell office:value-type="float" office:value="20.341">
                <text:p>20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9214577777778">
                <text:p>44.9214577777778</text:p>
              </table:table-cell>
            </table:table-row>
            <table:table-row>
              <table:table-cell office:value-type="float" office:value="20.592">
                <text:p>20</text:p>
              </table:table-cell>
              <table:table-cell office:value-type="float" office:value="44.7459833333333">
                <text:p>44.7459833333333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9214577777778">
                <text:p>44.9214577777778</text:p>
              </table:table-cell>
            </table:table-row>
            <table:table-row>
              <table:table-cell office:value-type="float" office:value="20.844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8337205555556">
                <text:p>44.8337205555556</text:p>
              </table:table-cell>
            </table:table-row>
            <table:table-row>
              <table:table-cell office:value-type="float" office:value="21.095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9214577777778">
                <text:p>44.9214577777778</text:p>
              </table:table-cell>
            </table:table-row>
            <table:table-row>
              <table:table-cell office:value-type="float" office:value="21.346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9214577777778">
                <text:p>44.9214577777778</text:p>
              </table:table-cell>
            </table:table-row>
            <table:table-row>
              <table:table-cell office:value-type="float" office:value="21.598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9214577777778">
                <text:p>44.9214577777778</text:p>
              </table:table-cell>
            </table:table-row>
            <table:table-row>
              <table:table-cell office:value-type="float" office:value="21.849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9214577777778">
                <text:p>44.9214577777778</text:p>
              </table:table-cell>
            </table:table-row>
            <table:table-row>
              <table:table-cell office:value-type="float" office:value="22.099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8337205555556">
                <text:p>44.8337205555556</text:p>
              </table:table-cell>
            </table:table-row>
            <table:table-row>
              <table:table-cell office:value-type="float" office:value="22.351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9214577777778">
                <text:p>44.9214577777778</text:p>
              </table:table-cell>
            </table:table-row>
            <table:table-row>
              <table:table-cell office:value-type="float" office:value="22.602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9214577777778">
                <text:p>44.9214577777778</text:p>
              </table:table-cell>
            </table:table-row>
            <table:table-row>
              <table:table-cell office:value-type="float" office:value="22.853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4.0420422222222">
                <text:p>34.0420422222222</text:p>
              </table:table-cell>
              <table:table-cell office:value-type="float" office:value="44.8337205555556">
                <text:p>44.8337205555556</text:p>
              </table:table-cell>
            </table:table-row>
            <table:table-row>
              <table:table-cell office:value-type="float" office:value="23.105">
                <text:p>20</text:p>
              </table:table-cell>
              <table:table-cell office:value-type="float" office:value="44.8337205555556">
                <text:p>44.8337205555556</text:p>
              </table:table-cell>
              <table:table-cell office:value-type="float" office:value="33.6033561111111">
                <text:p>33.6033561111111</text:p>
              </table:table-cell>
              <table:table-cell office:value-type="float" office:value="44.5705088888889">
                <text:p>44.5705088888889</text:p>
              </table:table-cell>
            </table:table-row>
            <table:table-row>
              <table:table-cell office:value-type="float" office:value="23.356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35.7090494444444">
                <text:p>35.7090494444444</text:p>
              </table:table-cell>
              <table:table-cell office:value-type="float" office:value="48.95737">
                <text:p>48.95737</text:p>
              </table:table-cell>
            </table:table-row>
            <table:table-row>
              <table:table-cell office:value-type="float" office:value="23.607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39.3940127777778">
                <text:p>39.3940127777778</text:p>
              </table:table-cell>
              <table:table-cell office:value-type="float" office:value="51.9404355555556">
                <text:p>51.9404355555556</text:p>
              </table:table-cell>
            </table:table-row>
            <table:table-row>
              <table:table-cell office:value-type="float" office:value="23.859">
                <text:p>20</text:p>
              </table:table-cell>
              <table:table-cell office:value-type="float" office:value="45.009195">
                <text:p>45.009195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53.1687566666667">
                <text:p>53.1687566666667</text:p>
              </table:table-cell>
            </table:table-row>
            <table:table-row>
              <table:table-cell office:value-type="float" office:value="24.11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4.36">
                <text:p>20</text:p>
              </table:table-cell>
              <table:table-cell office:value-type="float" office:value="44.21956">
                <text:p>44.21956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4.612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4.863">
                <text:p>2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5.114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5.366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5.617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5.868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6.12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1687566666667">
                <text:p>53.1687566666667</text:p>
              </table:table-cell>
            </table:table-row>
            <table:table-row>
              <table:table-cell office:value-type="float" office:value="26.371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6.621">
                <text:p>30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05545">
                <text:p>52.905545</text:p>
              </table:table-cell>
            </table:table-row>
            <table:table-row>
              <table:table-cell office:value-type="float" office:value="26.873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7.124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7.375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7.627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7.878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8.129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8.381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8.632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8.882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9.134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2.9932822222222">
                <text:p>52.9932822222222</text:p>
              </table:table-cell>
            </table:table-row>
            <table:table-row>
              <table:table-cell office:value-type="float" office:value="29.385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9.636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29.888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2724066666667">
                <text:p>45.2724066666667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0.139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  <table:table-row>
              <table:table-cell office:value-type="float" office:value="30.39">
                <text:p>30</text:p>
              </table:table-cell>
              <table:table-cell office:value-type="float" office:value="45.0969322222222">
                <text:p>45.0969322222222</text:p>
              </table:table-cell>
              <table:table-cell office:value-type="float" office:value="45.1846694444445">
                <text:p>45.1846694444445</text:p>
              </table:table-cell>
              <table:table-cell office:value-type="float" office:value="53.0810194444444">
                <text:p>53.081019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